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468cm"/>
    </style:style>
    <style:style style:family="table-column" style:name="co2">
      <style:table-column-properties fo:break-before="auto" style:column-width="3.524cm"/>
    </style:style>
    <style:style style:family="table-column" style:name="co3">
      <style:table-column-properties fo:break-before="auto" style:column-width="0.644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2.069cm"/>
    </style:style>
    <style:style style:family="table-column" style:name="co6">
      <style:table-column-properties fo:break-before="auto" style:column-width="1.79cm"/>
    </style:style>
    <style:style style:family="table-column" style:name="co7">
      <style:table-column-properties fo:break-before="auto" style:column-width="3.83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94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D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Normal_5f_Sheet1" style:name="ce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Normal_5f_Sheet1" style:name="ce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Normal_5f_Sheet1" style:name="ce1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1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Default" table:number-columns-repeated="8"/>
        <table:table-column table:style-name="co5" table:default-cell-style-name="ce42"/>
        <table:table-column table:style-name="co6" table:default-cell-style-name="ce50" table:number-columns-repeated="6"/>
        <table:table-column table:style-name="co4" table:default-cell-style-name="Default" table:number-columns-repeated="1006"/>
        <table:table-row table:style-name="ro1">
          <table:table-cell ns41:value-type="string" table:style-name="TL Title" office:value-type="string">
            <text:p>PROVINCIE GRONINGEN - DERDE GEDEELTE - INDEELING DER BEVOLKING NAAR DEN OUDERDOM <text:s text:c="2"/></text:p>
          </table:table-cell>
          <table:table-cell table:style-name="ce10"/>
          <table:table-cell table:style-name="ce15"/>
          <table:table-cell table:style-name="ce17" table:number-columns-repeated="9"/>
          <table:table-cell table:style-name="ce45" table:number-columns-repeated="5"/>
          <table:table-cell table:style-name="ce56"/>
          <table:table-cell table:style-name="ce60" table:number-columns-repeated="1006"/>
        </table:table-row>
        <table:table-row table:style-name="ro1">
          <table:table-cell table:style-name="ce2" table:number-columns-repeated="12"/>
          <table:table-cell table:style-name="ce46" table:number-columns-repeated="6"/>
          <table:table-cell table:style-name="ce60" table:number-columns-repeated="1006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BOORTEJAAR</text:p>
          </table:table-cell>
          <table:table-cell ns41:value-type="string" table:number-rows-spanned="4" table:style-name="TL RowProperty" table:number-columns-spanned="1" office:value-type="string">
            <text:p>OUDERDOM.</text:p>
          </table:table-cell>
          <table:table-cell table:style-name="ce16"/>
          <table:table-cell ns41:value-type="string" table:number-rows-spanned="1" table:style-name="TL ColHeader" table:number-columns-spanned="4" office:value-type="string">
            <text:p>MANNELIJK GESLACHT.</text:p>
          </table:table-cell>
          <table:covered-table-cell table:style-name="TL ColHeader" table:number-columns-repeated="2"/>
          <table:covered-table-cell table:style-name="ce35"/>
          <table:table-cell ns41:value-type="string" table:number-rows-spanned="1" table:style-name="TL ColHeader" table:number-columns-spanned="4" office:value-type="string">
            <text:p>VROUWELIJK GESLACHT.</text:p>
          </table:table-cell>
          <table:covered-table-cell table:style-name="TL ColHeader" table:number-columns-repeated="2"/>
          <table:covered-table-cell table:style-name="ce35"/>
          <table:table-cell ns41:value-type="string" table:number-rows-spanned="4" table:style-name="TL ColHeader" table:number-columns-spanned="1" office:value-type="string">
            <text:p>Algemeen Totaal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1" table:number-columns-spanned="1" office:value-type="string">
            <text:p>Tabel</text:p>
          </table:table-cell>
          <table:table-cell ns41:value-type="string" table:number-rows-spanned="4" table:style-name="ce51" table:number-columns-spanned="1" office:value-type="string">
            <text:p>Pagina links</text:p>
          </table:table-cell>
          <table:table-cell ns41:value-type="string" table:number-rows-spanned="4" table:style-name="ce51" table:number-columns-spanned="1" office:value-type="string">
            <text:p>Pagina rechts</text:p>
          </table:table-cell>
          <table:table-cell ns41:value-type="string" table:number-rows-spanned="4" table:style-name="ce51" table:number-columns-spanned="1" office:value-type="string">
            <text:p>Provincie</text:p>
          </table:table-cell>
          <table:table-cell ns41:value-type="string" table:number-rows-spanned="4" table:style-name="ce57" table:number-columns-spanned="1" office:value-type="string">
            <text:p>Image nr</text:p>
          </table:table-cell>
          <table:table-cell table:style-name="ce60" table:number-columns-repeated="1006"/>
        </table:table-row>
        <table:table-row table:style-name="ro2">
          <table:covered-table-cell table:style-name="TL RowProperty" table:number-columns-repeated="2"/>
          <table:table-cell table:style-name="ce16"/>
          <table:table-cell ns41:value-type="string" table:number-rows-spanned="3" table:style-name="TL ColHeader" table:number-columns-spanned="1" office:value-type="string">
            <text:p>Ongehuwd</text:p>
          </table:table-cell>
          <table:table-cell ns41:value-type="string" table:number-rows-spanned="3" table:style-name="TL ColHeader" table:number-columns-spanned="1" office:value-type="string">
            <text:p>Gehuwd</text:p>
          </table:table-cell>
          <table:table-cell ns41:value-type="string" table:number-rows-spanned="3" table:style-name="TL ColHeader" table:number-columns-spanned="1" office:value-type="string">
            <text:p>Weduwnaars</text:p>
          </table:table-cell>
          <table:table-cell ns41:value-type="string" table:number-rows-spanned="3" table:style-name="TL ColHeader" table:number-columns-spanned="1" office:value-type="string">
            <text:p>Totaal</text:p>
          </table:table-cell>
          <table:table-cell ns41:value-type="string" table:number-rows-spanned="3" table:style-name="TL ColHeader" table:number-columns-spanned="1" office:value-type="string">
            <text:p>Ongehuwd</text:p>
          </table:table-cell>
          <table:table-cell ns41:value-type="string" table:number-rows-spanned="3" table:style-name="TL ColHeader" table:number-columns-spanned="1" office:value-type="string">
            <text:p>Gehuwd</text:p>
          </table:table-cell>
          <table:table-cell ns41:value-type="string" table:number-rows-spanned="3" table:style-name="TL ColHeader" table:number-columns-spanned="1" office:value-type="string">
            <text:p>Weduwen</text:p>
          </table:table-cell>
          <table:table-cell ns41:value-type="string" table:number-rows-spanned="3" table:style-name="TL ColHeader" table:number-columns-spanned="1" office:value-type="string">
            <text:p>Totaal</text:p>
          </table:table-cell>
          <table:covered-table-cell table:style-name="ce40"/>
          <table:covered-table-cell table:style-name="ce48"/>
          <table:covered-table-cell table:style-name="ce52"/>
          <table:covered-table-cell table:style-name="ce54" table:number-columns-repeated="3"/>
          <table:covered-table-cell table:style-name="ce58"/>
          <table:table-cell table:style-name="ce60" table:number-columns-repeated="1006"/>
        </table:table-row>
        <table:table-row table:style-name="ro2">
          <table:covered-table-cell table:style-name="TL RowProperty" table:number-columns-repeated="2"/>
          <table:table-cell table:style-name="ce16"/>
          <table:covered-table-cell table:style-name="ce20"/>
          <table:covered-table-cell table:style-name="ce28"/>
          <table:covered-table-cell table:style-name="ce34"/>
          <table:covered-table-cell table:style-name="ce37"/>
          <table:covered-table-cell table:style-name="ce20"/>
          <table:covered-table-cell table:style-name="ce28"/>
          <table:covered-table-cell table:style-name="ce34"/>
          <table:covered-table-cell table:style-name="ce37"/>
          <table:covered-table-cell table:style-name="ce40"/>
          <table:covered-table-cell table:style-name="ce48"/>
          <table:covered-table-cell table:style-name="ce52"/>
          <table:covered-table-cell table:style-name="ce54" table:number-columns-repeated="3"/>
          <table:covered-table-cell table:style-name="ce58"/>
          <table:table-cell table:style-name="ce60" table:number-columns-repeated="1006"/>
        </table:table-row>
        <table:table-row table:style-name="ro2">
          <table:covered-table-cell table:style-name="TL RowProperty" table:number-columns-repeated="2"/>
          <table:table-cell table:style-name="ce16"/>
          <table:covered-table-cell table:style-name="ce21"/>
          <table:covered-table-cell table:style-name="ce29"/>
          <table:covered-table-cell table:style-name="ce27"/>
          <table:covered-table-cell table:style-name="ce38"/>
          <table:covered-table-cell table:style-name="ce21"/>
          <table:covered-table-cell table:style-name="ce29"/>
          <table:covered-table-cell table:style-name="ce27"/>
          <table:covered-table-cell table:style-name="ce38"/>
          <table:covered-table-cell table:style-name="ce41"/>
          <table:covered-table-cell table:style-name="ce49"/>
          <table:covered-table-cell table:style-name="ce53"/>
          <table:covered-table-cell table:style-name="ce55" table:number-columns-repeated="3"/>
          <table:covered-table-cell table:style-name="ce59"/>
          <table:table-cell table:style-name="ce60" table:number-columns-repeated="1006"/>
        </table:table-row>
        <table:table-row table:style-name="ro1">
          <table:table-cell table:number-columns-repeated="1024"/>
        </table:table-row>
        <table:table-row table:style-name="ro3"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470" office:value-type="float">
            <text:p>470</text:p>
          </table:table-cell>
          <table:table-cell table:style-name="TL Data" table:number-columns-repeated="2"/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28" office:value-type="float">
            <text:p>428</text:p>
          </table:table-cell>
          <table:table-cell table:style-name="TL Data" table:number-columns-repeated="2"/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898" office:value-type="float">
            <text:p>89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346" office:value-type="float">
            <text:p>346</text:p>
          </table:table-cell>
          <table:table-cell table:style-name="TL Data" table:number-columns-repeated="2"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77" office:value-type="float">
            <text:p>377</text:p>
          </table:table-cell>
          <table:table-cell table:style-name="TL Data" table:number-columns-repeated="2"/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723" office:value-type="float">
            <text:p>72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327" office:value-type="float">
            <text:p>327</text:p>
          </table:table-cell>
          <table:table-cell table:style-name="TL Data" table:number-columns-repeated="2"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47" office:value-type="float">
            <text:p>347</text:p>
          </table:table-cell>
          <table:table-cell table:style-name="TL Data" table:number-columns-repeated="2"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674" office:value-type="float">
            <text:p>67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327" office:value-type="float">
            <text:p>327</text:p>
          </table:table-cell>
          <table:table-cell table:style-name="TL Data" table:number-columns-repeated="2"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41" office:value-type="float">
            <text:p>341</text:p>
          </table:table-cell>
          <table:table-cell table:style-name="TL Data" table:number-columns-repeated="2"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668" office:value-type="float">
            <text:p>66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327" office:value-type="float">
            <text:p>327</text:p>
          </table:table-cell>
          <table:table-cell table:style-name="TL Data" table:number-columns-repeated="2"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51" office:value-type="float">
            <text:p>351</text:p>
          </table:table-cell>
          <table:table-cell table:style-name="TL Data" table:number-columns-repeated="2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678" office:value-type="float">
            <text:p>67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391" office:value-type="float">
            <text:p>391</text:p>
          </table:table-cell>
          <table:table-cell table:style-name="TL Data" table:number-columns-repeated="2"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427" office:value-type="float">
            <text:p>427</text:p>
          </table:table-cell>
          <table:table-cell table:style-name="TL Data" table:number-columns-repeated="2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818" office:value-type="float">
            <text:p>81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333" office:value-type="float">
            <text:p>333</text:p>
          </table:table-cell>
          <table:table-cell table:style-name="TL Data" table:number-columns-repeated="2"/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54" office:value-type="float">
            <text:p>354</text:p>
          </table:table-cell>
          <table:table-cell table:style-name="TL Data" table:number-columns-repeated="2"/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687" office:value-type="float">
            <text:p>68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359" office:value-type="float">
            <text:p>359</text:p>
          </table:table-cell>
          <table:table-cell table:style-name="TL Data" table:number-columns-repeated="2"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44" office:value-type="float">
            <text:p>344</text:p>
          </table:table-cell>
          <table:table-cell table:style-name="TL Data" table:number-columns-repeated="2"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703" office:value-type="float">
            <text:p>70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331" office:value-type="float">
            <text:p>331</text:p>
          </table:table-cell>
          <table:table-cell table:style-name="TL Data" table:number-columns-repeated="2"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60" office:value-type="float">
            <text:p>360</text:p>
          </table:table-cell>
          <table:table-cell table:style-name="TL Data" table:number-columns-repeated="2"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691" office:value-type="float">
            <text:p>69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322" office:value-type="float">
            <text:p>322</text:p>
          </table:table-cell>
          <table:table-cell table:style-name="TL Data" table:number-columns-repeated="2"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59" office:value-type="float">
            <text:p>359</text:p>
          </table:table-cell>
          <table:table-cell table:style-name="TL Data" table:number-columns-repeated="2"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681" office:value-type="float">
            <text:p>68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393" office:value-type="float">
            <text:p>393</text:p>
          </table:table-cell>
          <table:table-cell table:style-name="TL Data" table:number-columns-repeated="2"/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49" office:value-type="float">
            <text:p>349</text:p>
          </table:table-cell>
          <table:table-cell table:style-name="TL Data" table:number-columns-repeated="2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742" office:value-type="float">
            <text:p>74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317" office:value-type="float">
            <text:p>317</text:p>
          </table:table-cell>
          <table:table-cell table:style-name="TL Data" table:number-columns-repeated="2"/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41" office:value-type="float">
            <text:p>341</text:p>
          </table:table-cell>
          <table:table-cell table:style-name="TL Data" table:number-columns-repeated="2"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658" office:value-type="float">
            <text:p>65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351" office:value-type="float">
            <text:p>351</text:p>
          </table:table-cell>
          <table:table-cell table:style-name="TL Data" table:number-columns-repeated="2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48" office:value-type="float">
            <text:p>348</text:p>
          </table:table-cell>
          <table:table-cell table:style-name="TL Data" table:number-columns-repeated="2"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699" office:value-type="float">
            <text:p>699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347" office:value-type="float">
            <text:p>347</text:p>
          </table:table-cell>
          <table:table-cell table:style-name="TL Data" table:number-columns-repeated="2"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40" office:value-type="float">
            <text:p>340</text:p>
          </table:table-cell>
          <table:table-cell table:style-name="TL Data" table:number-columns-repeated="2"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687" office:value-type="float">
            <text:p>68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340" office:value-type="float">
            <text:p>340</text:p>
          </table:table-cell>
          <table:table-cell table:style-name="TL Data" table:number-columns-repeated="2"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80" office:value-type="float">
            <text:p>380</text:p>
          </table:table-cell>
          <table:table-cell table:style-name="TL Data" table:number-columns-repeated="2"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720" office:value-type="float">
            <text:p>72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325" office:value-type="float">
            <text:p>325</text:p>
          </table:table-cell>
          <table:table-cell table:style-name="TL Data" table:number-columns-repeated="2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45" office:value-type="float">
            <text:p>345</text:p>
          </table:table-cell>
          <table:table-cell table:style-name="TL Data" table:number-columns-repeated="2"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670" office:value-type="float">
            <text:p>67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334" office:value-type="float">
            <text:p>334</text:p>
          </table:table-cell>
          <table:table-cell table:style-name="TL Data" table:number-columns-repeated="2"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68" office:value-type="float">
            <text:p>368</text:p>
          </table:table-cell>
          <table:table-cell table:style-name="TL Data" table:number-columns-repeated="2"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702" office:value-type="float">
            <text:p>70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302" office:value-type="float">
            <text:p>302</text:p>
          </table:table-cell>
          <table:table-cell table:style-name="TL Data" table:number-columns-repeated="2"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625" office:value-type="float">
            <text:p>62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282" office:value-type="float">
            <text:p>282</text:p>
          </table:table-cell>
          <table:table-cell table:style-name="TL Data" table:number-columns-repeated="2"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595" office:value-type="float">
            <text:p>59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676" office:value-type="float">
            <text:p>67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677" office:value-type="float">
            <text:p>67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621" office:value-type="float">
            <text:p>62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453" office:value-type="float">
            <text:p>45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528" office:value-type="float">
            <text:p>52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539" office:value-type="float">
            <text:p>539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575" office:value-type="float">
            <text:p>57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576" office:value-type="float">
            <text:p>57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598" office:value-type="float">
            <text:p>59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569" office:value-type="float">
            <text:p>569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515" office:value-type="float">
            <text:p>51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573" office:value-type="float">
            <text:p>57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462" office:value-type="float">
            <text:p>46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545" office:value-type="float">
            <text:p>54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476" office:value-type="float">
            <text:p>47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512" office:value-type="float">
            <text:p>51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507" office:value-type="float">
            <text:p>50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485" office:value-type="float">
            <text:p>48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438" office:value-type="float">
            <text:p>43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482" office:value-type="float">
            <text:p>48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434" office:value-type="float">
            <text:p>43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72" office:value-type="float">
            <text:p>37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52" office:value-type="float">
            <text:p>35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397" office:value-type="float">
            <text:p>39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66" office:value-type="float">
            <text:p>36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56" office:value-type="float">
            <text:p>35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76" office:value-type="float">
            <text:p>37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92" office:value-type="float">
            <text:p>39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96" office:value-type="float">
            <text:p>39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17" office:value-type="float">
            <text:p>31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395" office:value-type="float">
            <text:p>39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325" office:value-type="float">
            <text:p>325</text:p>
          </table:table-cell>
          <table:table-cell table:number-columns-repeated="1012"/>
        </table:table-row>
        <table:table-row table:style-name="ro3"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9597" office:value-type="float">
            <text:p>9,597</text:p>
          </table:table-cell>
          <table:table-cell ns41:value-type="float" table:style-name="TL Data" office:value="3698" office:value-type="float">
            <text:p>3,698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3516" office:value-type="float">
            <text:p>13,516</text:p>
          </table:table-cell>
          <table:table-cell ns41:value-type="float" table:style-name="TL Data" office:value="10631" office:value-type="float">
            <text:p>10,631</text:p>
          </table:table-cell>
          <table:table-cell ns41:value-type="float" table:style-name="TL Data" office:value="3907" office:value-type="float">
            <text:p>3,907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15088" office:value-type="float">
            <text:p>15,088</text:p>
          </table:table-cell>
          <table:table-cell ns41:value-type="float" table:style-name="TL Data" office:value="28604" office:value-type="float">
            <text:p>28,60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35" office:value-type="float">
            <text:p>33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46" office:value-type="float">
            <text:p>34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85" office:value-type="float">
            <text:p>28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95" office:value-type="float">
            <text:p>29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36" office:value-type="float">
            <text:p>23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66" office:value-type="float">
            <text:p>26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47" office:value-type="float">
            <text:p>24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52" office:value-type="float">
            <text:p>25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15" office:value-type="float">
            <text:p>21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48" office:value-type="float">
            <text:p>24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15" office:value-type="float">
            <text:p>21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96" office:value-type="float">
            <text:p>19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55" office:value-type="float">
            <text:p>15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66" office:value-type="float">
            <text:p>16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43" office:value-type="float">
            <text:p>14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38" office:value-type="float">
            <text:p>13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3" office:value-type="float">
            <text:p>9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4" office:value-type="float">
            <text:p>9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03" office:value-type="float">
            <text:p>10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2" office:value-type="float">
            <text:p>12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7" office:value-type="float">
            <text:p>7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18" office:value-type="float">
            <text:p>11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93" office:value-type="float">
            <text:p>9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7" office:value-type="float">
            <text:p>7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4" office:value-type="float">
            <text:p>6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4" office:value-type="float">
            <text:p>8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8" office:value-type="float">
            <text:p>6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7" office:value-type="float">
            <text:p>5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6" office:value-type="float">
            <text:p>4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table:style-name="TL Data"/>
          <table:table-cell table:style-name="TL Data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2"/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2"/>
        </table:table-row>
        <table:table-row table:style-name="ro3"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2"/>
        </table:table-row>
        <table:table-row table:style-name="ro3"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2"/>
        </table:table-row>
        <table:table-row table:style-name="ro3"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2"/>
        </table:table-row>
        <table:table-row table:style-name="ro3"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2"/>
        </table:table-row>
        <table:table-row table:style-name="ro3"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2"/>
        </table:table-row>
        <table:table-row table:style-name="ro3"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9724" office:value-type="float">
            <text:p>9,724</text:p>
          </table:table-cell>
          <table:table-cell ns41:value-type="float" table:style-name="TL Data" office:value="5152" office:value-type="float">
            <text:p>5,152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15494" office:value-type="float">
            <text:p>15,494</text:p>
          </table:table-cell>
          <table:table-cell ns41:value-type="float" table:style-name="TL Data" office:value="11061" office:value-type="float">
            <text:p>11,061</text:p>
          </table:table-cell>
          <table:table-cell ns41:value-type="float" table:style-name="TL Data" office:value="5216" office:value-type="float">
            <text:p>5,216</text:p>
          </table:table-cell>
          <table:table-cell ns41:value-type="float" table:style-name="TL Data" office:value="1923" office:value-type="float">
            <text:p>1,923</text:p>
          </table:table-cell>
          <table:table-cell ns41:value-type="float" table:style-name="TL Data" office:value="18200" office:value-type="float">
            <text:p>18,200</text:p>
          </table:table-cell>
          <table:table-cell ns41:value-type="float" table:style-name="TL Data" office:value="33694" office:value-type="float">
            <text:p>33,69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2273" office:value-type="float">
            <text:p>2,273</text:p>
          </table:table-cell>
          <table:table-cell table:style-name="TL Data" table:number-columns-repeated="2"/>
          <table:table-cell ns41:value-type="float" table:style-name="TL Data" office:value="2273" office:value-type="float">
            <text:p>2,273</text:p>
          </table:table-cell>
          <table:table-cell ns41:value-type="float" table:style-name="TL Data" office:value="2172" office:value-type="float">
            <text:p>2,172</text:p>
          </table:table-cell>
          <table:table-cell table:style-name="TL Data" table:number-columns-repeated="2"/>
          <table:table-cell ns41:value-type="float" table:style-name="TL Data" office:value="2172" office:value-type="float">
            <text:p>2,172</text:p>
          </table:table-cell>
          <table:table-cell ns41:value-type="float" table:style-name="TL Data" office:value="4445" office:value-type="float">
            <text:p>4,44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1739" office:value-type="float">
            <text:p>1,739</text:p>
          </table:table-cell>
          <table:table-cell table:style-name="TL Data" table:number-columns-repeated="2"/>
          <table:table-cell ns41:value-type="float" table:style-name="TL Data" office:value="1739" office:value-type="float">
            <text:p>1,739</text:p>
          </table:table-cell>
          <table:table-cell ns41:value-type="float" table:style-name="TL Data" office:value="1641" office:value-type="float">
            <text:p>1,641</text:p>
          </table:table-cell>
          <table:table-cell table:style-name="TL Data" table:number-columns-repeated="2"/>
          <table:table-cell ns41:value-type="float" table:style-name="TL Data" office:value="1641" office:value-type="float">
            <text:p>1,641</text:p>
          </table:table-cell>
          <table:table-cell ns41:value-type="float" table:style-name="TL Data" office:value="3380" office:value-type="float">
            <text:p>3,38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1637" office:value-type="float">
            <text:p>1,637</text:p>
          </table:table-cell>
          <table:table-cell table:style-name="TL Data" table:number-columns-repeated="2"/>
          <table:table-cell ns41:value-type="float" table:style-name="TL Data" office:value="1637" office:value-type="float">
            <text:p>1,637</text:p>
          </table:table-cell>
          <table:table-cell ns41:value-type="float" table:style-name="TL Data" office:value="1634" office:value-type="float">
            <text:p>1,634</text:p>
          </table:table-cell>
          <table:table-cell table:style-name="TL Data" table:number-columns-repeated="2"/>
          <table:table-cell ns41:value-type="float" table:style-name="TL Data" office:value="1634" office:value-type="float">
            <text:p>1,634</text:p>
          </table:table-cell>
          <table:table-cell ns41:value-type="float" table:style-name="TL Data" office:value="3271" office:value-type="float">
            <text:p>3,27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1676" office:value-type="float">
            <text:p>1,676</text:p>
          </table:table-cell>
          <table:table-cell table:style-name="TL Data" table:number-columns-repeated="2"/>
          <table:table-cell ns41:value-type="float" table:style-name="TL Data" office:value="1676" office:value-type="float">
            <text:p>1,676</text:p>
          </table:table-cell>
          <table:table-cell ns41:value-type="float" table:style-name="TL Data" office:value="1751" office:value-type="float">
            <text:p>1,751</text:p>
          </table:table-cell>
          <table:table-cell table:style-name="TL Data" table:number-columns-repeated="2"/>
          <table:table-cell ns41:value-type="float" table:style-name="TL Data" office:value="1751" office:value-type="float">
            <text:p>1,751</text:p>
          </table:table-cell>
          <table:table-cell ns41:value-type="float" table:style-name="TL Data" office:value="3427" office:value-type="float">
            <text:p>3,42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1988" office:value-type="float">
            <text:p>1,988</text:p>
          </table:table-cell>
          <table:table-cell table:style-name="TL Data" table:number-columns-repeated="2"/>
          <table:table-cell ns41:value-type="float" table:style-name="TL Data" office:value="1988" office:value-type="float">
            <text:p>1,988</text:p>
          </table:table-cell>
          <table:table-cell ns41:value-type="float" table:style-name="TL Data" office:value="1950" office:value-type="float">
            <text:p>1,950</text:p>
          </table:table-cell>
          <table:table-cell table:style-name="TL Data" table:number-columns-repeated="2"/>
          <table:table-cell ns41:value-type="float" table:style-name="TL Data" office:value="1950" office:value-type="float">
            <text:p>1,950</text:p>
          </table:table-cell>
          <table:table-cell ns41:value-type="float" table:style-name="TL Data" office:value="3938" office:value-type="float">
            <text:p>3,93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2027" office:value-type="float">
            <text:p>2,027</text:p>
          </table:table-cell>
          <table:table-cell table:style-name="TL Data" table:number-columns-repeated="2"/>
          <table:table-cell ns41:value-type="float" table:style-name="TL Data" office:value="2027" office:value-type="float">
            <text:p>2,027</text:p>
          </table:table-cell>
          <table:table-cell ns41:value-type="float" table:style-name="TL Data" office:value="1991" office:value-type="float">
            <text:p>1,991</text:p>
          </table:table-cell>
          <table:table-cell table:style-name="TL Data" table:number-columns-repeated="2"/>
          <table:table-cell ns41:value-type="float" table:style-name="TL Data" office:value="1991" office:value-type="float">
            <text:p>1,991</text:p>
          </table:table-cell>
          <table:table-cell ns41:value-type="float" table:style-name="TL Data" office:value="4018" office:value-type="float">
            <text:p>4,01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1888" office:value-type="float">
            <text:p>1,888</text:p>
          </table:table-cell>
          <table:table-cell table:style-name="TL Data" table:number-columns-repeated="2"/>
          <table:table-cell ns41:value-type="float" table:style-name="TL Data" office:value="1888" office:value-type="float">
            <text:p>1,888</text:p>
          </table:table-cell>
          <table:table-cell ns41:value-type="float" table:style-name="TL Data" office:value="1863" office:value-type="float">
            <text:p>1,863</text:p>
          </table:table-cell>
          <table:table-cell table:style-name="TL Data" table:number-columns-repeated="2"/>
          <table:table-cell ns41:value-type="float" table:style-name="TL Data" office:value="1863" office:value-type="float">
            <text:p>1,863</text:p>
          </table:table-cell>
          <table:table-cell ns41:value-type="float" table:style-name="TL Data" office:value="3751" office:value-type="float">
            <text:p>3,75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1891" office:value-type="float">
            <text:p>1,891</text:p>
          </table:table-cell>
          <table:table-cell table:style-name="TL Data" table:number-columns-repeated="2"/>
          <table:table-cell ns41:value-type="float" table:style-name="TL Data" office:value="1891" office:value-type="float">
            <text:p>1,891</text:p>
          </table:table-cell>
          <table:table-cell ns41:value-type="float" table:style-name="TL Data" office:value="1872" office:value-type="float">
            <text:p>1,872</text:p>
          </table:table-cell>
          <table:table-cell table:style-name="TL Data" table:number-columns-repeated="2"/>
          <table:table-cell ns41:value-type="float" table:style-name="TL Data" office:value="1872" office:value-type="float">
            <text:p>1,872</text:p>
          </table:table-cell>
          <table:table-cell ns41:value-type="float" table:style-name="TL Data" office:value="3763" office:value-type="float">
            <text:p>3,76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1898" office:value-type="float">
            <text:p>1,898</text:p>
          </table:table-cell>
          <table:table-cell table:style-name="TL Data" table:number-columns-repeated="2"/>
          <table:table-cell ns41:value-type="float" table:style-name="TL Data" office:value="1898" office:value-type="float">
            <text:p>1,898</text:p>
          </table:table-cell>
          <table:table-cell ns41:value-type="float" table:style-name="TL Data" office:value="1868" office:value-type="float">
            <text:p>1,868</text:p>
          </table:table-cell>
          <table:table-cell table:style-name="TL Data" table:number-columns-repeated="2"/>
          <table:table-cell ns41:value-type="float" table:style-name="TL Data" office:value="1868" office:value-type="float">
            <text:p>1,868</text:p>
          </table:table-cell>
          <table:table-cell ns41:value-type="float" table:style-name="TL Data" office:value="3766" office:value-type="float">
            <text:p>3,76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1799" office:value-type="float">
            <text:p>1,799</text:p>
          </table:table-cell>
          <table:table-cell table:style-name="TL Data" table:number-columns-repeated="2"/>
          <table:table-cell ns41:value-type="float" table:style-name="TL Data" office:value="1799" office:value-type="float">
            <text:p>1,799</text:p>
          </table:table-cell>
          <table:table-cell ns41:value-type="float" table:style-name="TL Data" office:value="1769" office:value-type="float">
            <text:p>1,769</text:p>
          </table:table-cell>
          <table:table-cell table:style-name="TL Data" table:number-columns-repeated="2"/>
          <table:table-cell ns41:value-type="float" table:style-name="TL Data" office:value="1769" office:value-type="float">
            <text:p>1,769</text:p>
          </table:table-cell>
          <table:table-cell ns41:value-type="float" table:style-name="TL Data" office:value="3568" office:value-type="float">
            <text:p>3,56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1913" office:value-type="float">
            <text:p>1,913</text:p>
          </table:table-cell>
          <table:table-cell table:style-name="TL Data" table:number-columns-repeated="2"/>
          <table:table-cell ns41:value-type="float" table:style-name="TL Data" office:value="1913" office:value-type="float">
            <text:p>1,913</text:p>
          </table:table-cell>
          <table:table-cell ns41:value-type="float" table:style-name="TL Data" office:value="1885" office:value-type="float">
            <text:p>1,885</text:p>
          </table:table-cell>
          <table:table-cell table:style-name="TL Data" table:number-columns-repeated="2"/>
          <table:table-cell ns41:value-type="float" table:style-name="TL Data" office:value="1885" office:value-type="float">
            <text:p>1,885</text:p>
          </table:table-cell>
          <table:table-cell ns41:value-type="float" table:style-name="TL Data" office:value="3798" office:value-type="float">
            <text:p>3,79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1717" office:value-type="float">
            <text:p>1,717</text:p>
          </table:table-cell>
          <table:table-cell table:style-name="TL Data" table:number-columns-repeated="2"/>
          <table:table-cell ns41:value-type="float" table:style-name="TL Data" office:value="1717" office:value-type="float">
            <text:p>1,717</text:p>
          </table:table-cell>
          <table:table-cell ns41:value-type="float" table:style-name="TL Data" office:value="1653" office:value-type="float">
            <text:p>1,653</text:p>
          </table:table-cell>
          <table:table-cell table:style-name="TL Data" table:number-columns-repeated="2"/>
          <table:table-cell ns41:value-type="float" table:style-name="TL Data" office:value="1653" office:value-type="float">
            <text:p>1,653</text:p>
          </table:table-cell>
          <table:table-cell ns41:value-type="float" table:style-name="TL Data" office:value="3370" office:value-type="float">
            <text:p>3,37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1732" office:value-type="float">
            <text:p>1,732</text:p>
          </table:table-cell>
          <table:table-cell table:style-name="TL Data" table:number-columns-repeated="2"/>
          <table:table-cell ns41:value-type="float" table:style-name="TL Data" office:value="1732" office:value-type="float">
            <text:p>1,732</text:p>
          </table:table-cell>
          <table:table-cell ns41:value-type="float" table:style-name="TL Data" office:value="1679" office:value-type="float">
            <text:p>1,679</text:p>
          </table:table-cell>
          <table:table-cell table:style-name="TL Data" table:number-columns-repeated="2"/>
          <table:table-cell ns41:value-type="float" table:style-name="TL Data" office:value="1679" office:value-type="float">
            <text:p>1,679</text:p>
          </table:table-cell>
          <table:table-cell ns41:value-type="float" table:style-name="TL Data" office:value="3411" office:value-type="float">
            <text:p>3,41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1742" office:value-type="float">
            <text:p>1,742</text:p>
          </table:table-cell>
          <table:table-cell table:style-name="TL Data" table:number-columns-repeated="2"/>
          <table:table-cell ns41:value-type="float" table:style-name="TL Data" office:value="1742" office:value-type="float">
            <text:p>1,742</text:p>
          </table:table-cell>
          <table:table-cell ns41:value-type="float" table:style-name="TL Data" office:value="1691" office:value-type="float">
            <text:p>1,691</text:p>
          </table:table-cell>
          <table:table-cell table:style-name="TL Data" table:number-columns-repeated="2"/>
          <table:table-cell ns41:value-type="float" table:style-name="TL Data" office:value="1691" office:value-type="float">
            <text:p>1,691</text:p>
          </table:table-cell>
          <table:table-cell ns41:value-type="float" table:style-name="TL Data" office:value="3433" office:value-type="float">
            <text:p>3,43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1639" office:value-type="float">
            <text:p>1,639</text:p>
          </table:table-cell>
          <table:table-cell table:style-name="TL Data" table:number-columns-repeated="2"/>
          <table:table-cell ns41:value-type="float" table:style-name="TL Data" office:value="1639" office:value-type="float">
            <text:p>1,639</text:p>
          </table:table-cell>
          <table:table-cell ns41:value-type="float" table:style-name="TL Data" office:value="1653" office:value-type="float">
            <text:p>1,653</text:p>
          </table:table-cell>
          <table:table-cell table:style-name="TL Data" table:number-columns-repeated="2"/>
          <table:table-cell ns41:value-type="float" table:style-name="TL Data" office:value="1653" office:value-type="float">
            <text:p>1,653</text:p>
          </table:table-cell>
          <table:table-cell ns41:value-type="float" table:style-name="TL Data" office:value="3292" office:value-type="float">
            <text:p>3,29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1581" office:value-type="float">
            <text:p>1,581</text:p>
          </table:table-cell>
          <table:table-cell table:style-name="TL Data" table:number-columns-repeated="2"/>
          <table:table-cell ns41:value-type="float" table:style-name="TL Data" office:value="1581" office:value-type="float">
            <text:p>1,581</text:p>
          </table:table-cell>
          <table:table-cell ns41:value-type="float" table:style-name="TL Data" office:value="1636" office:value-type="float">
            <text:p>1,636</text:p>
          </table:table-cell>
          <table:table-cell table:style-name="TL Data" table:number-columns-repeated="2"/>
          <table:table-cell ns41:value-type="float" table:style-name="TL Data" office:value="1636" office:value-type="float">
            <text:p>1,636</text:p>
          </table:table-cell>
          <table:table-cell ns41:value-type="float" table:style-name="TL Data" office:value="3217" office:value-type="float">
            <text:p>3,21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1567" office:value-type="float">
            <text:p>1,567</text:p>
          </table:table-cell>
          <table:table-cell table:style-name="TL Data" table:number-columns-repeated="2"/>
          <table:table-cell ns41:value-type="float" table:style-name="TL Data" office:value="1567" office:value-type="float">
            <text:p>1,567</text:p>
          </table:table-cell>
          <table:table-cell ns41:value-type="float" table:style-name="TL Data" office:value="1662" office:value-type="float">
            <text:p>1,662</text:p>
          </table:table-cell>
          <table:table-cell table:style-name="TL Data" table:number-columns-repeated="2"/>
          <table:table-cell ns41:value-type="float" table:style-name="TL Data" office:value="1662" office:value-type="float">
            <text:p>1,662</text:p>
          </table:table-cell>
          <table:table-cell ns41:value-type="float" table:style-name="TL Data" office:value="3229" office:value-type="float">
            <text:p>3,229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1404" office:value-type="float">
            <text:p>1,404</text:p>
          </table:table-cell>
          <table:table-cell table:style-name="TL Data" table:number-columns-repeated="2"/>
          <table:table-cell ns41:value-type="float" table:style-name="TL Data" office:value="1404" office:value-type="float">
            <text:p>1,404</text:p>
          </table:table-cell>
          <table:table-cell ns41:value-type="float" table:style-name="TL Data" office:value="1466" office:value-type="float">
            <text:p>1,46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67" office:value-type="float">
            <text:p>1,467</text:p>
          </table:table-cell>
          <table:table-cell ns41:value-type="float" table:style-name="TL Data" office:value="2871" office:value-type="float">
            <text:p>2,87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1390" office:value-type="float">
            <text:p>1,39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91" office:value-type="float">
            <text:p>1,391</text:p>
          </table:table-cell>
          <table:table-cell ns41:value-type="float" table:style-name="TL Data" office:value="1413" office:value-type="float">
            <text:p>1,4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421" office:value-type="float">
            <text:p>1,421</text:p>
          </table:table-cell>
          <table:table-cell ns41:value-type="float" table:style-name="TL Data" office:value="2812" office:value-type="float">
            <text:p>2,81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1435" office:value-type="float">
            <text:p>1,4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36" office:value-type="float">
            <text:p>1,436</text:p>
          </table:table-cell>
          <table:table-cell ns41:value-type="float" table:style-name="TL Data" office:value="1460" office:value-type="float">
            <text:p>1,460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1495" office:value-type="float">
            <text:p>1,495</text:p>
          </table:table-cell>
          <table:table-cell ns41:value-type="float" table:style-name="TL Data" office:value="2931" office:value-type="float">
            <text:p>2,93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1380" office:value-type="float">
            <text:p>1,38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398" office:value-type="float">
            <text:p>1,398</text:p>
          </table:table-cell>
          <table:table-cell ns41:value-type="float" table:style-name="TL Data" office:value="1428" office:value-type="float">
            <text:p>1,42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06" office:value-type="float">
            <text:p>1,506</text:p>
          </table:table-cell>
          <table:table-cell ns41:value-type="float" table:style-name="TL Data" office:value="2904" office:value-type="float">
            <text:p>2,90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1322" office:value-type="float">
            <text:p>1,322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1349" office:value-type="float">
            <text:p>1,349</text:p>
          </table:table-cell>
          <table:table-cell ns41:value-type="float" table:style-name="TL Data" office:value="1251" office:value-type="float">
            <text:p>1,25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69" office:value-type="float">
            <text:p>1,369</text:p>
          </table:table-cell>
          <table:table-cell ns41:value-type="float" table:style-name="TL Data" office:value="2718" office:value-type="float">
            <text:p>2,71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1044" office:value-type="float">
            <text:p>1,044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1091" office:value-type="float">
            <text:p>1,091</text:p>
          </table:table-cell>
          <table:table-cell ns41:value-type="float" table:style-name="TL Data" office:value="1009" office:value-type="float">
            <text:p>1,00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68" office:value-type="float">
            <text:p>1,168</text:p>
          </table:table-cell>
          <table:table-cell ns41:value-type="float" table:style-name="TL Data" office:value="2259" office:value-type="float">
            <text:p>2,259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1164" office:value-type="float">
            <text:p>1,16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76" office:value-type="float">
            <text:p>1,276</text:p>
          </table:table-cell>
          <table:table-cell ns41:value-type="float" table:style-name="TL Data" office:value="1082" office:value-type="float">
            <text:p>1,082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52" office:value-type="float">
            <text:p>1,352</text:p>
          </table:table-cell>
          <table:table-cell ns41:value-type="float" table:style-name="TL Data" office:value="2628" office:value-type="float">
            <text:p>2,62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1162" office:value-type="float">
            <text:p>1,16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68" office:value-type="float">
            <text:p>1,368</text:p>
          </table:table-cell>
          <table:table-cell ns41:value-type="float" table:style-name="TL Data" office:value="1020" office:value-type="float">
            <text:p>1,020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98" office:value-type="float">
            <text:p>1,398</text:p>
          </table:table-cell>
          <table:table-cell ns41:value-type="float" table:style-name="TL Data" office:value="2766" office:value-type="float">
            <text:p>2,76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1067" office:value-type="float">
            <text:p>1,06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47" office:value-type="float">
            <text:p>1,347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29" office:value-type="float">
            <text:p>1,329</text:p>
          </table:table-cell>
          <table:table-cell ns41:value-type="float" table:style-name="TL Data" office:value="2676" office:value-type="float">
            <text:p>2,67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81" office:value-type="float">
            <text:p>1,381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18" office:value-type="float">
            <text:p>1,318</text:p>
          </table:table-cell>
          <table:table-cell ns41:value-type="float" table:style-name="TL Data" office:value="2699" office:value-type="float">
            <text:p>2,699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32" office:value-type="float">
            <text:p>1,332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48" office:value-type="float">
            <text:p>1,248</text:p>
          </table:table-cell>
          <table:table-cell ns41:value-type="float" table:style-name="TL Data" office:value="2580" office:value-type="float">
            <text:p>2,58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52" office:value-type="float">
            <text:p>1,152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31" office:value-type="float">
            <text:p>1,231</text:p>
          </table:table-cell>
          <table:table-cell ns41:value-type="float" table:style-name="TL Data" office:value="2383" office:value-type="float">
            <text:p>2,38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79" office:value-type="float">
            <text:p>1,179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270" office:value-type="float">
            <text:p>1,270</text:p>
          </table:table-cell>
          <table:table-cell ns41:value-type="float" table:style-name="TL Data" office:value="2449" office:value-type="float">
            <text:p>2,449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77" office:value-type="float">
            <text:p>1,277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290" office:value-type="float">
            <text:p>1,290</text:p>
          </table:table-cell>
          <table:table-cell ns41:value-type="float" table:style-name="TL Data" office:value="2567" office:value-type="float">
            <text:p>2,56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03" office:value-type="float">
            <text:p>1,103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153" office:value-type="float">
            <text:p>1,153</text:p>
          </table:table-cell>
          <table:table-cell ns41:value-type="float" table:style-name="TL Data" office:value="2256" office:value-type="float">
            <text:p>2,25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40" office:value-type="float">
            <text:p>1,140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124" office:value-type="float">
            <text:p>1,124</text:p>
          </table:table-cell>
          <table:table-cell ns41:value-type="float" table:style-name="TL Data" office:value="2264" office:value-type="float">
            <text:p>2,26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26" office:value-type="float">
            <text:p>1,126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157" office:value-type="float">
            <text:p>1,157</text:p>
          </table:table-cell>
          <table:table-cell ns41:value-type="float" table:style-name="TL Data" office:value="2283" office:value-type="float">
            <text:p>2,28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22" office:value-type="float">
            <text:p>1,122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102" office:value-type="float">
            <text:p>1,102</text:p>
          </table:table-cell>
          <table:table-cell ns41:value-type="float" table:style-name="TL Data" office:value="2224" office:value-type="float">
            <text:p>2,22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81" office:value-type="float">
            <text:p>1,08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077" office:value-type="float">
            <text:p>1,077</text:p>
          </table:table-cell>
          <table:table-cell ns41:value-type="float" table:style-name="TL Data" office:value="2158" office:value-type="float">
            <text:p>2,15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69" office:value-type="float">
            <text:p>1,069</text:p>
          </table:table-cell>
          <table:table-cell ns41:value-type="float" table:style-name="TL Data" office:value="2068" office:value-type="float">
            <text:p>2,06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1852" office:value-type="float">
            <text:p>1,85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1899" office:value-type="float">
            <text:p>1,899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1748" office:value-type="float">
            <text:p>1,74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1499" office:value-type="float">
            <text:p>1,499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342" office:value-type="float">
            <text:p>1,34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1593" office:value-type="float">
            <text:p>1,59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1560" office:value-type="float">
            <text:p>1,56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1570" office:value-type="float">
            <text:p>1,57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1529" office:value-type="float">
            <text:p>1,529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1598" office:value-type="float">
            <text:p>1,59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1595" office:value-type="float">
            <text:p>1,59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1452" office:value-type="float">
            <text:p>1,45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1545" office:value-type="float">
            <text:p>1,54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1511" office:value-type="float">
            <text:p>1,511</text:p>
          </table:table-cell>
          <table:table-cell table:number-columns-repeated="1012"/>
        </table:table-row>
        <table:table-row table:style-name="ro3"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49092" office:value-type="float">
            <text:p>49,092</text:p>
          </table:table-cell>
          <table:table-cell ns41:value-type="float" table:style-name="TL Data" office:value="16637" office:value-type="float">
            <text:p>16,637</text:p>
          </table:table-cell>
          <table:table-cell ns41:value-type="float" table:style-name="TL Data" office:value="1013" office:value-type="float">
            <text:p>1,013</text:p>
          </table:table-cell>
          <table:table-cell ns41:value-type="float" table:style-name="TL Data" office:value="66742" office:value-type="float">
            <text:p>66,742</text:p>
          </table:table-cell>
          <table:table-cell ns41:value-type="float" table:style-name="TL Data" office:value="47110" office:value-type="float">
            <text:p>47,110</text:p>
          </table:table-cell>
          <table:table-cell ns41:value-type="float" table:style-name="TL Data" office:value="18219" office:value-type="float">
            <text:p>18,219</text:p>
          </table:table-cell>
          <table:table-cell ns41:value-type="float" table:style-name="TL Data" office:value="1795" office:value-type="float">
            <text:p>1,795</text:p>
          </table:table-cell>
          <table:table-cell ns41:value-type="float" table:style-name="TL Data" office:value="67124" office:value-type="float">
            <text:p>67,124</text:p>
          </table:table-cell>
          <table:table-cell ns41:value-type="float" table:style-name="TL Data" office:value="133866" office:value-type="float">
            <text:p>133,86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1269" office:value-type="float">
            <text:p>1,269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1372" office:value-type="float">
            <text:p>1,37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1220" office:value-type="float">
            <text:p>1,22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1228" office:value-type="float">
            <text:p>1,22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1068" office:value-type="float">
            <text:p>1,06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1081" office:value-type="float">
            <text:p>1,08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1005" office:value-type="float">
            <text:p>1,00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1036" office:value-type="float">
            <text:p>1,03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967" office:value-type="float">
            <text:p>96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857" office:value-type="float">
            <text:p>85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869" office:value-type="float">
            <text:p>869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940" office:value-type="float">
            <text:p>94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780" office:value-type="float">
            <text:p>78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710" office:value-type="float">
            <text:p>71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571" office:value-type="float">
            <text:p>57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549" office:value-type="float">
            <text:p>549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472" office:value-type="float">
            <text:p>47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421" office:value-type="float">
            <text:p>42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466" office:value-type="float">
            <text:p>46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444" office:value-type="float">
            <text:p>44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88" office:value-type="float">
            <text:p>38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85" office:value-type="float">
            <text:p>38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41" office:value-type="float">
            <text:p>34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40" office:value-type="float">
            <text:p>34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79" office:value-type="float">
            <text:p>279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08" office:value-type="float">
            <text:p>30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78" office:value-type="float">
            <text:p>27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88" office:value-type="float">
            <text:p>18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41" office:value-type="float">
            <text:p>24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64" office:value-type="float">
            <text:p>16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9" office:value-type="float">
            <text:p>119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03" office:value-type="float">
            <text:p>10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6" office:value-type="float">
            <text:p>9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4" office:value-type="float">
            <text:p>7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6" office:value-type="float">
            <text:p>6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6" office:value-type="float">
            <text:p>4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table:style-name="TL Data"/>
          <table:table-cell table:style-name="TL Data"/>
          <table:table-cell ns41:value-type="float" office:value="7" table:style-name="TL Data" table:number-columns-repeated="2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2"/>
        </table:table-row>
        <table:table-row table:style-name="ro3"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2"/>
        </table:table-row>
        <table:table-row table:style-name="ro3"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number-columns-repeated="1012"/>
        </table:table-row>
        <table:table-row table:style-name="ro3"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49825" office:value-type="float">
            <text:p>49,825</text:p>
          </table:table-cell>
          <table:table-cell ns41:value-type="float" table:style-name="TL Data" office:value="23628" office:value-type="float">
            <text:p>23,628</text:p>
          </table:table-cell>
          <table:table-cell ns41:value-type="float" table:style-name="TL Data" office:value="3220" office:value-type="float">
            <text:p>3,220</text:p>
          </table:table-cell>
          <table:table-cell ns41:value-type="float" table:style-name="TL Data" office:value="76673" office:value-type="float">
            <text:p>76,673</text:p>
          </table:table-cell>
          <table:table-cell ns41:value-type="float" table:style-name="TL Data" office:value="47875" office:value-type="float">
            <text:p>47,875</text:p>
          </table:table-cell>
          <table:table-cell ns41:value-type="float" table:style-name="TL Data" office:value="23883" office:value-type="float">
            <text:p>23,883</text:p>
          </table:table-cell>
          <table:table-cell ns41:value-type="float" table:style-name="TL Data" office:value="6317" office:value-type="float">
            <text:p>6,317</text:p>
          </table:table-cell>
          <table:table-cell ns41:value-type="float" table:style-name="TL Data" office:value="78075" office:value-type="float">
            <text:p>78,075</text:p>
          </table:table-cell>
          <table:table-cell ns41:value-type="float" table:style-name="TL Data" office:value="154748" office:value-type="float">
            <text:p>154,74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2743" office:value-type="float">
            <text:p>2,743</text:p>
          </table:table-cell>
          <table:table-cell table:style-name="TL Data" table:number-columns-repeated="2"/>
          <table:table-cell ns41:value-type="float" table:style-name="TL Data" office:value="2743" office:value-type="float">
            <text:p>2,743</text:p>
          </table:table-cell>
          <table:table-cell ns41:value-type="float" table:style-name="TL Data" office:value="2600" office:value-type="float">
            <text:p>2,600</text:p>
          </table:table-cell>
          <table:table-cell table:style-name="TL Data" table:number-columns-repeated="2"/>
          <table:table-cell ns41:value-type="float" table:style-name="TL Data" office:value="2600" office:value-type="float">
            <text:p>2,600</text:p>
          </table:table-cell>
          <table:table-cell ns41:value-type="float" table:style-name="TL Data" office:value="5343" office:value-type="float">
            <text:p>5,34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2085" office:value-type="float">
            <text:p>2,085</text:p>
          </table:table-cell>
          <table:table-cell table:style-name="TL Data" table:number-columns-repeated="2"/>
          <table:table-cell ns41:value-type="float" table:style-name="TL Data" office:value="2085" office:value-type="float">
            <text:p>2,085</text:p>
          </table:table-cell>
          <table:table-cell ns41:value-type="float" table:style-name="TL Data" office:value="2018" office:value-type="float">
            <text:p>2,018</text:p>
          </table:table-cell>
          <table:table-cell table:style-name="TL Data" table:number-columns-repeated="2"/>
          <table:table-cell ns41:value-type="float" table:style-name="TL Data" office:value="2018" office:value-type="float">
            <text:p>2,018</text:p>
          </table:table-cell>
          <table:table-cell ns41:value-type="float" table:style-name="TL Data" office:value="4103" office:value-type="float">
            <text:p>4,10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1964" office:value-type="float">
            <text:p>1,964</text:p>
          </table:table-cell>
          <table:table-cell table:style-name="TL Data" table:number-columns-repeated="2"/>
          <table:table-cell ns41:value-type="float" table:style-name="TL Data" office:value="1964" office:value-type="float">
            <text:p>1,964</text:p>
          </table:table-cell>
          <table:table-cell ns41:value-type="float" table:style-name="TL Data" office:value="1981" office:value-type="float">
            <text:p>1,981</text:p>
          </table:table-cell>
          <table:table-cell table:style-name="TL Data" table:number-columns-repeated="2"/>
          <table:table-cell ns41:value-type="float" table:style-name="TL Data" office:value="1981" office:value-type="float">
            <text:p>1,981</text:p>
          </table:table-cell>
          <table:table-cell ns41:value-type="float" table:style-name="TL Data" office:value="3945" office:value-type="float">
            <text:p>3,94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2003" office:value-type="float">
            <text:p>2,003</text:p>
          </table:table-cell>
          <table:table-cell table:style-name="TL Data" table:number-columns-repeated="2"/>
          <table:table-cell ns41:value-type="float" table:style-name="TL Data" office:value="2003" office:value-type="float">
            <text:p>2,003</text:p>
          </table:table-cell>
          <table:table-cell ns41:value-type="float" table:style-name="TL Data" office:value="2092" office:value-type="float">
            <text:p>2,092</text:p>
          </table:table-cell>
          <table:table-cell table:style-name="TL Data" table:number-columns-repeated="2"/>
          <table:table-cell ns41:value-type="float" table:style-name="TL Data" office:value="2092" office:value-type="float">
            <text:p>2,092</text:p>
          </table:table-cell>
          <table:table-cell ns41:value-type="float" table:style-name="TL Data" office:value="4095" office:value-type="float">
            <text:p>4,09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2315" office:value-type="float">
            <text:p>2,315</text:p>
          </table:table-cell>
          <table:table-cell table:style-name="TL Data" table:number-columns-repeated="2"/>
          <table:table-cell ns41:value-type="float" table:style-name="TL Data" office:value="2315" office:value-type="float">
            <text:p>2,315</text:p>
          </table:table-cell>
          <table:table-cell ns41:value-type="float" table:style-name="TL Data" office:value="2301" office:value-type="float">
            <text:p>2,301</text:p>
          </table:table-cell>
          <table:table-cell table:style-name="TL Data" table:number-columns-repeated="2"/>
          <table:table-cell ns41:value-type="float" table:style-name="TL Data" office:value="2301" office:value-type="float">
            <text:p>2,301</text:p>
          </table:table-cell>
          <table:table-cell ns41:value-type="float" table:style-name="TL Data" office:value="4616" office:value-type="float">
            <text:p>4,61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2418" office:value-type="float">
            <text:p>2,418</text:p>
          </table:table-cell>
          <table:table-cell table:style-name="TL Data" table:number-columns-repeated="2"/>
          <table:table-cell ns41:value-type="float" office:value="2418" table:style-name="TL Data" table:number-columns-repeated="2" office:value-type="float">
            <text:p>2,418</text:p>
          </table:table-cell>
          <table:table-cell table:style-name="TL Data" table:number-columns-repeated="2"/>
          <table:table-cell ns41:value-type="float" table:style-name="TL Data" office:value="2418" office:value-type="float">
            <text:p>2,418</text:p>
          </table:table-cell>
          <table:table-cell ns41:value-type="float" table:style-name="TL Data" office:value="4836" office:value-type="float">
            <text:p>4,83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2221" office:value-type="float">
            <text:p>2,221</text:p>
          </table:table-cell>
          <table:table-cell table:style-name="TL Data" table:number-columns-repeated="2"/>
          <table:table-cell ns41:value-type="float" table:style-name="TL Data" office:value="2221" office:value-type="float">
            <text:p>2,221</text:p>
          </table:table-cell>
          <table:table-cell ns41:value-type="float" table:style-name="TL Data" office:value="2217" office:value-type="float">
            <text:p>2,217</text:p>
          </table:table-cell>
          <table:table-cell table:style-name="TL Data" table:number-columns-repeated="2"/>
          <table:table-cell ns41:value-type="float" table:style-name="TL Data" office:value="2217" office:value-type="float">
            <text:p>2,217</text:p>
          </table:table-cell>
          <table:table-cell ns41:value-type="float" table:style-name="TL Data" office:value="4438" office:value-type="float">
            <text:p>4,43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2250" office:value-type="float">
            <text:p>2,250</text:p>
          </table:table-cell>
          <table:table-cell table:style-name="TL Data" table:number-columns-repeated="2"/>
          <table:table-cell ns41:value-type="float" table:style-name="TL Data" office:value="2250" office:value-type="float">
            <text:p>2,250</text:p>
          </table:table-cell>
          <table:table-cell ns41:value-type="float" table:style-name="TL Data" office:value="2216" office:value-type="float">
            <text:p>2,216</text:p>
          </table:table-cell>
          <table:table-cell table:style-name="TL Data" table:number-columns-repeated="2"/>
          <table:table-cell ns41:value-type="float" table:style-name="TL Data" office:value="2216" office:value-type="float">
            <text:p>2,216</text:p>
          </table:table-cell>
          <table:table-cell ns41:value-type="float" table:style-name="TL Data" office:value="4466" office:value-type="float">
            <text:p>4,46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2229" office:value-type="float">
            <text:p>2,229</text:p>
          </table:table-cell>
          <table:table-cell table:style-name="TL Data" table:number-columns-repeated="2"/>
          <table:table-cell ns41:value-type="float" table:style-name="TL Data" office:value="2229" office:value-type="float">
            <text:p>2,229</text:p>
          </table:table-cell>
          <table:table-cell ns41:value-type="float" table:style-name="TL Data" office:value="2228" office:value-type="float">
            <text:p>2,228</text:p>
          </table:table-cell>
          <table:table-cell table:style-name="TL Data" table:number-columns-repeated="2"/>
          <table:table-cell ns41:value-type="float" table:style-name="TL Data" office:value="2228" office:value-type="float">
            <text:p>2,228</text:p>
          </table:table-cell>
          <table:table-cell ns41:value-type="float" table:style-name="TL Data" office:value="4457" office:value-type="float">
            <text:p>4,45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2121" office:value-type="float">
            <text:p>2,121</text:p>
          </table:table-cell>
          <table:table-cell table:style-name="TL Data" table:number-columns-repeated="2"/>
          <table:table-cell ns41:value-type="float" table:style-name="TL Data" office:value="2121" office:value-type="float">
            <text:p>2,121</text:p>
          </table:table-cell>
          <table:table-cell ns41:value-type="float" table:style-name="TL Data" office:value="2128" office:value-type="float">
            <text:p>2,128</text:p>
          </table:table-cell>
          <table:table-cell table:style-name="TL Data" table:number-columns-repeated="2"/>
          <table:table-cell ns41:value-type="float" table:style-name="TL Data" office:value="2128" office:value-type="float">
            <text:p>2,128</text:p>
          </table:table-cell>
          <table:table-cell ns41:value-type="float" table:style-name="TL Data" office:value="4249" office:value-type="float">
            <text:p>4,249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2306" office:value-type="float">
            <text:p>2,306</text:p>
          </table:table-cell>
          <table:table-cell table:style-name="TL Data" table:number-columns-repeated="2"/>
          <table:table-cell ns41:value-type="float" table:style-name="TL Data" office:value="2306" office:value-type="float">
            <text:p>2,306</text:p>
          </table:table-cell>
          <table:table-cell ns41:value-type="float" table:style-name="TL Data" office:value="2234" office:value-type="float">
            <text:p>2,234</text:p>
          </table:table-cell>
          <table:table-cell table:style-name="TL Data" table:number-columns-repeated="2"/>
          <table:table-cell ns41:value-type="float" table:style-name="TL Data" office:value="2234" office:value-type="float">
            <text:p>2,234</text:p>
          </table:table-cell>
          <table:table-cell ns41:value-type="float" table:style-name="TL Data" office:value="4540" office:value-type="float">
            <text:p>4,54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2034" office:value-type="float">
            <text:p>2,034</text:p>
          </table:table-cell>
          <table:table-cell table:style-name="TL Data" table:number-columns-repeated="2"/>
          <table:table-cell ns41:value-type="float" table:style-name="TL Data" office:value="2034" office:value-type="float">
            <text:p>2,034</text:p>
          </table:table-cell>
          <table:table-cell ns41:value-type="float" table:style-name="TL Data" office:value="1994" office:value-type="float">
            <text:p>1,994</text:p>
          </table:table-cell>
          <table:table-cell table:style-name="TL Data" table:number-columns-repeated="2"/>
          <table:table-cell ns41:value-type="float" table:style-name="TL Data" office:value="1994" office:value-type="float">
            <text:p>1,994</text:p>
          </table:table-cell>
          <table:table-cell ns41:value-type="float" table:style-name="TL Data" office:value="4028" office:value-type="float">
            <text:p>4,02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2083" office:value-type="float">
            <text:p>2,083</text:p>
          </table:table-cell>
          <table:table-cell table:style-name="TL Data" table:number-columns-repeated="2"/>
          <table:table-cell ns41:value-type="float" table:style-name="TL Data" office:value="2083" office:value-type="float">
            <text:p>2,083</text:p>
          </table:table-cell>
          <table:table-cell ns41:value-type="float" table:style-name="TL Data" office:value="2027" office:value-type="float">
            <text:p>2,027</text:p>
          </table:table-cell>
          <table:table-cell table:style-name="TL Data" table:number-columns-repeated="2"/>
          <table:table-cell ns41:value-type="float" table:style-name="TL Data" office:value="2027" office:value-type="float">
            <text:p>2,027</text:p>
          </table:table-cell>
          <table:table-cell ns41:value-type="float" table:style-name="TL Data" office:value="4110" office:value-type="float">
            <text:p>4,11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2089" office:value-type="float">
            <text:p>2,089</text:p>
          </table:table-cell>
          <table:table-cell table:style-name="TL Data" table:number-columns-repeated="2"/>
          <table:table-cell ns41:value-type="float" table:style-name="TL Data" office:value="2089" office:value-type="float">
            <text:p>2,089</text:p>
          </table:table-cell>
          <table:table-cell ns41:value-type="float" table:style-name="TL Data" office:value="2031" office:value-type="float">
            <text:p>2,031</text:p>
          </table:table-cell>
          <table:table-cell table:style-name="TL Data" table:number-columns-repeated="2"/>
          <table:table-cell ns41:value-type="float" table:style-name="TL Data" office:value="2031" office:value-type="float">
            <text:p>2,031</text:p>
          </table:table-cell>
          <table:table-cell ns41:value-type="float" table:style-name="TL Data" office:value="4120" office:value-type="float">
            <text:p>4,12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1979" office:value-type="float">
            <text:p>1,979</text:p>
          </table:table-cell>
          <table:table-cell table:style-name="TL Data" table:number-columns-repeated="2"/>
          <table:table-cell ns41:value-type="float" table:style-name="TL Data" office:value="1979" office:value-type="float">
            <text:p>1,979</text:p>
          </table:table-cell>
          <table:table-cell ns41:value-type="float" table:style-name="TL Data" office:value="2033" office:value-type="float">
            <text:p>2,033</text:p>
          </table:table-cell>
          <table:table-cell table:style-name="TL Data" table:number-columns-repeated="2"/>
          <table:table-cell ns41:value-type="float" table:style-name="TL Data" office:value="2033" office:value-type="float">
            <text:p>2,033</text:p>
          </table:table-cell>
          <table:table-cell ns41:value-type="float" table:style-name="TL Data" office:value="4012" office:value-type="float">
            <text:p>4,01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1906" office:value-type="float">
            <text:p>1,906</text:p>
          </table:table-cell>
          <table:table-cell table:style-name="TL Data" table:number-columns-repeated="2"/>
          <table:table-cell ns41:value-type="float" table:style-name="TL Data" office:value="1906" office:value-type="float">
            <text:p>1,906</text:p>
          </table:table-cell>
          <table:table-cell ns41:value-type="float" table:style-name="TL Data" office:value="1981" office:value-type="float">
            <text:p>1,981</text:p>
          </table:table-cell>
          <table:table-cell table:style-name="TL Data" table:number-columns-repeated="2"/>
          <table:table-cell ns41:value-type="float" table:style-name="TL Data" office:value="1981" office:value-type="float">
            <text:p>1,981</text:p>
          </table:table-cell>
          <table:table-cell ns41:value-type="float" table:style-name="TL Data" office:value="3887" office:value-type="float">
            <text:p>3,88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1901" office:value-type="float">
            <text:p>1,901</text:p>
          </table:table-cell>
          <table:table-cell table:style-name="TL Data" table:number-columns-repeated="2"/>
          <table:table-cell ns41:value-type="float" table:style-name="TL Data" office:value="1901" office:value-type="float">
            <text:p>1,901</text:p>
          </table:table-cell>
          <table:table-cell ns41:value-type="float" table:style-name="TL Data" office:value="2030" office:value-type="float">
            <text:p>2,030</text:p>
          </table:table-cell>
          <table:table-cell table:style-name="TL Data" table:number-columns-repeated="2"/>
          <table:table-cell ns41:value-type="float" table:style-name="TL Data" office:value="2030" office:value-type="float">
            <text:p>2,030</text:p>
          </table:table-cell>
          <table:table-cell ns41:value-type="float" table:style-name="TL Data" office:value="3931" office:value-type="float">
            <text:p>3,93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1706" office:value-type="float">
            <text:p>1,706</text:p>
          </table:table-cell>
          <table:table-cell table:style-name="TL Data" table:number-columns-repeated="2"/>
          <table:table-cell ns41:value-type="float" table:style-name="TL Data" office:value="1706" office:value-type="float">
            <text:p>1,706</text:p>
          </table:table-cell>
          <table:table-cell ns41:value-type="float" table:style-name="TL Data" office:value="1786" office:value-type="float">
            <text:p>1,78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790" office:value-type="float">
            <text:p>1,790</text:p>
          </table:table-cell>
          <table:table-cell ns41:value-type="float" table:style-name="TL Data" office:value="3496" office:value-type="float">
            <text:p>3,49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1672" office:value-type="float">
            <text:p>1,67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73" office:value-type="float">
            <text:p>1,673</text:p>
          </table:table-cell>
          <table:table-cell ns41:value-type="float" table:style-name="TL Data" office:value="1723" office:value-type="float">
            <text:p>1,72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734" office:value-type="float">
            <text:p>1,734</text:p>
          </table:table-cell>
          <table:table-cell ns41:value-type="float" table:style-name="TL Data" office:value="3407" office:value-type="float">
            <text:p>3,40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1778" office:value-type="float">
            <text:p>1,77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782" office:value-type="float">
            <text:p>1,782</text:p>
          </table:table-cell>
          <table:table-cell ns41:value-type="float" table:style-name="TL Data" office:value="1788" office:value-type="float">
            <text:p>1,788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1825" office:value-type="float">
            <text:p>1,825</text:p>
          </table:table-cell>
          <table:table-cell ns41:value-type="float" table:style-name="TL Data" office:value="3607" office:value-type="float">
            <text:p>3,60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1738" office:value-type="float">
            <text:p>1,73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1760" office:value-type="float">
            <text:p>1,760</text:p>
          </table:table-cell>
          <table:table-cell ns41:value-type="float" table:style-name="TL Data" office:value="1735" office:value-type="float">
            <text:p>1,73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21" office:value-type="float">
            <text:p>1,821</text:p>
          </table:table-cell>
          <table:table-cell ns41:value-type="float" table:style-name="TL Data" office:value="3581" office:value-type="float">
            <text:p>3,58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1637" office:value-type="float">
            <text:p>1,637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1670" office:value-type="float">
            <text:p>1,670</text:p>
          </table:table-cell>
          <table:table-cell ns41:value-type="float" table:style-name="TL Data" office:value="1536" office:value-type="float">
            <text:p>1,53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69" office:value-type="float">
            <text:p>1,669</text:p>
          </table:table-cell>
          <table:table-cell ns41:value-type="float" table:style-name="TL Data" office:value="3339" office:value-type="float">
            <text:p>3,339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1257" office:value-type="float">
            <text:p>1,257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1310" office:value-type="float">
            <text:p>1,310</text:p>
          </table:table-cell>
          <table:table-cell ns41:value-type="float" table:style-name="TL Data" office:value="1230" office:value-type="float">
            <text:p>1,230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02" office:value-type="float">
            <text:p>1,402</text:p>
          </table:table-cell>
          <table:table-cell ns41:value-type="float" table:style-name="TL Data" office:value="2712" office:value-type="float">
            <text:p>2,71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1384" office:value-type="float">
            <text:p>1,38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06" office:value-type="float">
            <text:p>1,506</text:p>
          </table:table-cell>
          <table:table-cell ns41:value-type="float" table:style-name="TL Data" office:value="1339" office:value-type="float">
            <text:p>1,339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50" office:value-type="float">
            <text:p>1,650</text:p>
          </table:table-cell>
          <table:table-cell ns41:value-type="float" table:style-name="TL Data" office:value="3156" office:value-type="float">
            <text:p>3,15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1372" office:value-type="float">
            <text:p>1,372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07" office:value-type="float">
            <text:p>1,607</text:p>
          </table:table-cell>
          <table:table-cell ns41:value-type="float" table:style-name="TL Data" office:value="1260" office:value-type="float">
            <text:p>1,260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98" office:value-type="float">
            <text:p>1,698</text:p>
          </table:table-cell>
          <table:table-cell ns41:value-type="float" table:style-name="TL Data" office:value="3305" office:value-type="float">
            <text:p>3,30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1269" office:value-type="float">
            <text:p>1,269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10" office:value-type="float">
            <text:p>1,610</text:p>
          </table:table-cell>
          <table:table-cell ns41:value-type="float" table:style-name="TL Data" office:value="1089" office:value-type="float">
            <text:p>1,089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41" office:value-type="float">
            <text:p>1,641</text:p>
          </table:table-cell>
          <table:table-cell ns41:value-type="float" table:style-name="TL Data" office:value="3251" office:value-type="float">
            <text:p>3,25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1157" office:value-type="float">
            <text:p>1,157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25" office:value-type="float">
            <text:p>1,625</text:p>
          </table:table-cell>
          <table:table-cell ns41:value-type="float" table:style-name="TL Data" office:value="1006" office:value-type="float">
            <text:p>1,006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50" office:value-type="float">
            <text:p>1,650</text:p>
          </table:table-cell>
          <table:table-cell ns41:value-type="float" table:style-name="TL Data" office:value="3275" office:value-type="float">
            <text:p>3,27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1013" office:value-type="float">
            <text:p>1,013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93" office:value-type="float">
            <text:p>1,593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85" office:value-type="float">
            <text:p>1,585</text:p>
          </table:table-cell>
          <table:table-cell ns41:value-type="float" table:style-name="TL Data" office:value="3178" office:value-type="float">
            <text:p>3,17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08" office:value-type="float">
            <text:p>1,408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544" office:value-type="float">
            <text:p>1,544</text:p>
          </table:table-cell>
          <table:table-cell ns41:value-type="float" table:style-name="TL Data" office:value="2952" office:value-type="float">
            <text:p>2,95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85" office:value-type="float">
            <text:p>1,385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579" office:value-type="float">
            <text:p>1,579</text:p>
          </table:table-cell>
          <table:table-cell ns41:value-type="float" table:style-name="TL Data" office:value="2964" office:value-type="float">
            <text:p>2,96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509" office:value-type="float">
            <text:p>1,509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631" office:value-type="float">
            <text:p>1,631</text:p>
          </table:table-cell>
          <table:table-cell ns41:value-type="float" table:style-name="TL Data" office:value="3140" office:value-type="float">
            <text:p>3,14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04" office:value-type="float">
            <text:p>1,304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414" office:value-type="float">
            <text:p>1,414</text:p>
          </table:table-cell>
          <table:table-cell ns41:value-type="float" table:style-name="TL Data" office:value="2718" office:value-type="float">
            <text:p>2,71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404" office:value-type="float">
            <text:p>1,404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405" office:value-type="float">
            <text:p>1,405</text:p>
          </table:table-cell>
          <table:table-cell ns41:value-type="float" table:style-name="TL Data" office:value="2809" office:value-type="float">
            <text:p>2,809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351" office:value-type="float">
            <text:p>1,351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009" office:value-type="float">
            <text:p>1,00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408" office:value-type="float">
            <text:p>1,408</text:p>
          </table:table-cell>
          <table:table-cell ns41:value-type="float" table:style-name="TL Data" office:value="2759" office:value-type="float">
            <text:p>2,759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358" office:value-type="float">
            <text:p>1,358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378" office:value-type="float">
            <text:p>1,378</text:p>
          </table:table-cell>
          <table:table-cell ns41:value-type="float" table:style-name="TL Data" office:value="2736" office:value-type="float">
            <text:p>2,73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310" office:value-type="float">
            <text:p>1,310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013" office:value-type="float">
            <text:p>1,01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355" office:value-type="float">
            <text:p>1,355</text:p>
          </table:table-cell>
          <table:table-cell ns41:value-type="float" table:style-name="TL Data" office:value="2665" office:value-type="float">
            <text:p>2,66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238" office:value-type="float">
            <text:p>1,238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315" office:value-type="float">
            <text:p>1,315</text:p>
          </table:table-cell>
          <table:table-cell ns41:value-type="float" table:style-name="TL Data" office:value="2553" office:value-type="float">
            <text:p>2,55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106" office:value-type="float">
            <text:p>1,10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184" office:value-type="float">
            <text:p>1,184</text:p>
          </table:table-cell>
          <table:table-cell ns41:value-type="float" table:style-name="TL Data" office:value="2290" office:value-type="float">
            <text:p>2,29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146" office:value-type="float">
            <text:p>1,14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235" office:value-type="float">
            <text:p>1,235</text:p>
          </table:table-cell>
          <table:table-cell ns41:value-type="float" table:style-name="TL Data" office:value="2381" office:value-type="float">
            <text:p>2,38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092" office:value-type="float">
            <text:p>1,092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090" office:value-type="float">
            <text:p>1,090</text:p>
          </table:table-cell>
          <table:table-cell ns41:value-type="float" table:style-name="TL Data" office:value="2182" office:value-type="float">
            <text:p>2,18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1871" office:value-type="float">
            <text:p>1,87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1694" office:value-type="float">
            <text:p>1,69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11" office:value-type="float">
            <text:p>1,011</text:p>
          </table:table-cell>
          <table:table-cell ns41:value-type="float" table:style-name="TL Data" office:value="1990" office:value-type="float">
            <text:p>1,99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1926" office:value-type="float">
            <text:p>1,92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1926" office:value-type="float">
            <text:p>1,92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05" office:value-type="float">
            <text:p>1,90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006" office:value-type="float">
            <text:p>1,00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1990" office:value-type="float">
            <text:p>1,99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051" office:value-type="float">
            <text:p>1,051</text:p>
          </table:table-cell>
          <table:table-cell ns41:value-type="float" table:style-name="TL Data" office:value="1991" office:value-type="float">
            <text:p>1,99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1769" office:value-type="float">
            <text:p>1,769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025" office:value-type="float">
            <text:p>1,025</text:p>
          </table:table-cell>
          <table:table-cell ns41:value-type="float" table:style-name="TL Data" office:value="1940" office:value-type="float">
            <text:p>1,94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1836" office:value-type="float">
            <text:p>1,836</text:p>
          </table:table-cell>
          <table:table-cell table:number-columns-repeated="1012"/>
        </table:table-row>
        <table:table-row table:style-name="ro3"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58689" office:value-type="float">
            <text:p>58,689</text:p>
          </table:table-cell>
          <table:table-cell ns41:value-type="float" table:style-name="TL Data" office:value="20335" office:value-type="float">
            <text:p>20,335</text:p>
          </table:table-cell>
          <table:table-cell ns41:value-type="float" table:style-name="TL Data" office:value="1234" office:value-type="float">
            <text:p>1,234</text:p>
          </table:table-cell>
          <table:table-cell ns41:value-type="float" table:style-name="TL Data" office:value="80258" office:value-type="float">
            <text:p>80,258</text:p>
          </table:table-cell>
          <table:table-cell ns41:value-type="float" table:style-name="TL Data" office:value="57741" office:value-type="float">
            <text:p>57,741</text:p>
          </table:table-cell>
          <table:table-cell ns41:value-type="float" table:style-name="TL Data" office:value="22126" office:value-type="float">
            <text:p>22,126</text:p>
          </table:table-cell>
          <table:table-cell ns41:value-type="float" table:style-name="TL Data" office:value="2345" office:value-type="float">
            <text:p>2,345</text:p>
          </table:table-cell>
          <table:table-cell ns41:value-type="float" table:style-name="TL Data" office:value="82212" office:value-type="float">
            <text:p>82,212</text:p>
          </table:table-cell>
          <table:table-cell ns41:value-type="float" table:style-name="TL Data" office:value="162470" office:value-type="float">
            <text:p>162,47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1604" office:value-type="float">
            <text:p>1,60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1718" office:value-type="float">
            <text:p>1,71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1505" office:value-type="float">
            <text:p>1,50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1523" office:value-type="float">
            <text:p>1,52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304" office:value-type="float">
            <text:p>1,30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1347" office:value-type="float">
            <text:p>1,34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1252" office:value-type="float">
            <text:p>1,25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1288" office:value-type="float">
            <text:p>1,288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1182" office:value-type="float">
            <text:p>1,18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1105" office:value-type="float">
            <text:p>1,10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1084" office:value-type="float">
            <text:p>1,08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1136" office:value-type="float">
            <text:p>1,13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935" office:value-type="float">
            <text:p>93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876" office:value-type="float">
            <text:p>87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714" office:value-type="float">
            <text:p>71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687" office:value-type="float">
            <text:p>68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565" office:value-type="float">
            <text:p>56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515" office:value-type="float">
            <text:p>51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569" office:value-type="float">
            <text:p>569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566" office:value-type="float">
            <text:p>56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465" office:value-type="float">
            <text:p>46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503" office:value-type="float">
            <text:p>50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434" office:value-type="float">
            <text:p>43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417" office:value-type="float">
            <text:p>41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43" office:value-type="float">
            <text:p>34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392" office:value-type="float">
            <text:p>39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46" office:value-type="float">
            <text:p>34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45" office:value-type="float">
            <text:p>24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office:value="62" table:style-name="TL Data" table:number-columns-repeated="2" office:value-type="float">
            <text:p>6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96" office:value-type="float">
            <text:p>296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10" office:value-type="float">
            <text:p>21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50" office:value-type="float">
            <text:p>15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20" office:value-type="float">
            <text:p>12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25" office:value-type="float">
            <text:p>12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0" office:value-type="float">
            <text:p>11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3" office:value-type="float">
            <text:p>93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2" office:value-type="float">
            <text:p>6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2"/>
        </table:table-row>
        <table:table-row table:style-name="ro3"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2"/>
        </table:table-row>
        <table:table-row table:style-name="ro3"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2"/>
        </table:table-row>
        <table:table-row table:style-name="ro3"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2"/>
        </table:table-row>
        <table:table-row table:style-name="ro1"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59549" office:value-type="float">
            <text:p>59,549</text:p>
          </table:table-cell>
          <table:table-cell ns41:value-type="float" table:style-name="TL Data" office:value="28780" office:value-type="float">
            <text:p>28,780</text:p>
          </table:table-cell>
          <table:table-cell ns41:value-type="float" table:style-name="TL Data" office:value="3838" office:value-type="float">
            <text:p>3,838</text:p>
          </table:table-cell>
          <table:table-cell ns41:value-type="float" table:style-name="TL Data" office:value="92167" office:value-type="float">
            <text:p>92,167</text:p>
          </table:table-cell>
          <table:table-cell ns41:value-type="float" table:style-name="TL Data" office:value="58936" office:value-type="float">
            <text:p>58,936</text:p>
          </table:table-cell>
          <table:table-cell ns41:value-type="float" table:style-name="TL Data" office:value="29099" office:value-type="float">
            <text:p>29,099</text:p>
          </table:table-cell>
          <table:table-cell ns41:value-type="float" table:style-name="TL Data" office:value="8240" office:value-type="float">
            <text:p>8,240</text:p>
          </table:table-cell>
          <table:table-cell ns41:value-type="float" table:style-name="TL Data" office:value="96275" office:value-type="float">
            <text:p>96,275</text:p>
          </table:table-cell>
          <table:table-cell ns41:value-type="float" table:style-name="TL Data" office:value="188442" office:value-type="float">
            <text:p>188,442</text:p>
          </table:table-cell>
          <table:table-cell table:number-columns-repeated="1012"/>
        </table:table-row>
        <table:table-row table:style-name="ro3" table:number-rows-repeated="10482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Opmerkingen">
        <table:table-column table:style-name="co4" table:default-cell-style-name="Default" table:number-columns-repeated="2"/>
        <table:table-column table:style-name="co7" table:default-cell-style-name="ce11"/>
        <table:table-column table:style-name="co4" table:default-cell-style-name="Default" table:number-columns-repeated="1021"/>
        <table:table-row table:style-name="ro3" table:number-rows-repeated="3">
          <table:table-cell table:number-columns-repeated="1024"/>
        </table:table-row>
        <table:table-row table:style-name="ro3">
          <table:table-cell ns41:value-type="string" table:style-name="ce61" office:value-type="string">
            <text:p>Editregel</text:p>
          </table:table-cell>
          <table:table-cell ns41:value-type="string" table:style-name="ce61" office:value-type="string">
            <text:p>Deel telling</text:p>
          </table:table-cell>
          <table:table-cell ns41:value-type="string" table:style-name="ce61" office:value-type="string">
            <text:p>Rolnummer</text:p>
          </table:table-cell>
          <table:table-cell table:number-columns-repeated="1021"/>
        </table:table-row>
        <table:table-row table:style-name="ro3">
          <table:table-cell table:style-name="ce62" table:number-columns-repeated="3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ns41:value-type="float" table:style-name="TL Metadata" office:value="8321" office:value-type="float">
            <text:p>832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01" office:value-type="float">
            <text:p>3802390040010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22" office:value-type="float">
            <text:p>832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02" office:value-type="float">
            <text:p>3802390040010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23" office:value-type="float">
            <text:p>832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03" office:value-type="float">
            <text:p>3802390040010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24" office:value-type="float">
            <text:p>832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04" office:value-type="float">
            <text:p>3802390040010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25" office:value-type="float">
            <text:p>832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05" office:value-type="float">
            <text:p>38023900400100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26" office:value-type="float">
            <text:p>832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06" office:value-type="float">
            <text:p>38023900400100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27" office:value-type="float">
            <text:p>832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07" office:value-type="float">
            <text:p>38023900400100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28" office:value-type="float">
            <text:p>832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08" office:value-type="float">
            <text:p>38023900400100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29" office:value-type="float">
            <text:p>832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09" office:value-type="float">
            <text:p>38023900400100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30" office:value-type="float">
            <text:p>833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10" office:value-type="float">
            <text:p>38023900400101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31" office:value-type="float">
            <text:p>833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11" office:value-type="float">
            <text:p>38023900400101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32" office:value-type="float">
            <text:p>833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12" office:value-type="float">
            <text:p>38023900400101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33" office:value-type="float">
            <text:p>833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13" office:value-type="float">
            <text:p>38023900400101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34" office:value-type="float">
            <text:p>833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14" office:value-type="float">
            <text:p>38023900400101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35" office:value-type="float">
            <text:p>833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15" office:value-type="float">
            <text:p>38023900400101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36" office:value-type="float">
            <text:p>833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16" office:value-type="float">
            <text:p>38023900400101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37" office:value-type="float">
            <text:p>833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17" office:value-type="float">
            <text:p>38023900400101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38" office:value-type="float">
            <text:p>833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18" office:value-type="float">
            <text:p>38023900400101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39" office:value-type="float">
            <text:p>833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19" office:value-type="float">
            <text:p>38023900400101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40" office:value-type="float">
            <text:p>834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20" office:value-type="float">
            <text:p>38023900400102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41" office:value-type="float">
            <text:p>834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21" office:value-type="float">
            <text:p>38023900400102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42" office:value-type="float">
            <text:p>834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22" office:value-type="float">
            <text:p>38023900400102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43" office:value-type="float">
            <text:p>834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23" office:value-type="float">
            <text:p>38023900400102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44" office:value-type="float">
            <text:p>834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24" office:value-type="float">
            <text:p>38023900400102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45" office:value-type="float">
            <text:p>834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25" office:value-type="float">
            <text:p>38023900400102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46" office:value-type="float">
            <text:p>834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26" office:value-type="float">
            <text:p>38023900400102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47" office:value-type="float">
            <text:p>834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27" office:value-type="float">
            <text:p>38023900400102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48" office:value-type="float">
            <text:p>834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28" office:value-type="float">
            <text:p>38023900400102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49" office:value-type="float">
            <text:p>834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29" office:value-type="float">
            <text:p>38023900400102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50" office:value-type="float">
            <text:p>835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30" office:value-type="float">
            <text:p>38023900400103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51" office:value-type="float">
            <text:p>835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31" office:value-type="float">
            <text:p>38023900400103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52" office:value-type="float">
            <text:p>835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32" office:value-type="float">
            <text:p>38023900400103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53" office:value-type="float">
            <text:p>835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33" office:value-type="float">
            <text:p>38023900400103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54" office:value-type="float">
            <text:p>835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34" office:value-type="float">
            <text:p>38023900400103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55" office:value-type="float">
            <text:p>835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35" office:value-type="float">
            <text:p>38023900400103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56" office:value-type="float">
            <text:p>835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36" office:value-type="float">
            <text:p>38023900400103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57" office:value-type="float">
            <text:p>835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37" office:value-type="float">
            <text:p>38023900400103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58" office:value-type="float">
            <text:p>835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38" office:value-type="float">
            <text:p>38023900400103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59" office:value-type="float">
            <text:p>835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39" office:value-type="float">
            <text:p>38023900400103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60" office:value-type="float">
            <text:p>836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40" office:value-type="float">
            <text:p>38023900400104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61" office:value-type="float">
            <text:p>836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41" office:value-type="float">
            <text:p>38023900400104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62" office:value-type="float">
            <text:p>836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42" office:value-type="float">
            <text:p>38023900400104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63" office:value-type="float">
            <text:p>836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43" office:value-type="float">
            <text:p>38023900400104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64" office:value-type="float">
            <text:p>836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44" office:value-type="float">
            <text:p>38023900400104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65" office:value-type="float">
            <text:p>836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45" office:value-type="float">
            <text:p>38023900400104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66" office:value-type="float">
            <text:p>836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46" office:value-type="float">
            <text:p>38023900400104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67" office:value-type="float">
            <text:p>836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47" office:value-type="float">
            <text:p>38023900400104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68" office:value-type="float">
            <text:p>836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48" office:value-type="float">
            <text:p>38023900400104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69" office:value-type="float">
            <text:p>836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49" office:value-type="float">
            <text:p>38023900400104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70" office:value-type="float">
            <text:p>837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50" office:value-type="float">
            <text:p>38023900400105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71" office:value-type="float">
            <text:p>837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51" office:value-type="float">
            <text:p>38023900400105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72" office:value-type="float">
            <text:p>837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52" office:value-type="float">
            <text:p>38023900400105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73" office:value-type="float">
            <text:p>837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53" office:value-type="float">
            <text:p>38023900400105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74" office:value-type="float">
            <text:p>837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54" office:value-type="float">
            <text:p>38023900400105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75" office:value-type="float">
            <text:p>837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55" office:value-type="float">
            <text:p>38023900400105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76" office:value-type="float">
            <text:p>837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56" office:value-type="float">
            <text:p>38023900400105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77" office:value-type="float">
            <text:p>837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57" office:value-type="float">
            <text:p>38023900400105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78" office:value-type="float">
            <text:p>837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58" office:value-type="float">
            <text:p>38023900400105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79" office:value-type="float">
            <text:p>837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59" office:value-type="float">
            <text:p>38023900400105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80" office:value-type="float">
            <text:p>838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60" office:value-type="float">
            <text:p>38023900400106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81" office:value-type="float">
            <text:p>838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61" office:value-type="float">
            <text:p>38023900400106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82" office:value-type="float">
            <text:p>838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62" office:value-type="float">
            <text:p>38023900400106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83" office:value-type="float">
            <text:p>838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63" office:value-type="float">
            <text:p>38023900400106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84" office:value-type="float">
            <text:p>838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64" office:value-type="float">
            <text:p>38023900400106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85" office:value-type="float">
            <text:p>838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65" office:value-type="float">
            <text:p>38023900400106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86" office:value-type="float">
            <text:p>838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66" office:value-type="float">
            <text:p>38023900400106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87" office:value-type="float">
            <text:p>838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67" office:value-type="float">
            <text:p>38023900400106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88" office:value-type="float">
            <text:p>838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68" office:value-type="float">
            <text:p>38023900400106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89" office:value-type="float">
            <text:p>838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69" office:value-type="float">
            <text:p>38023900400106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90" office:value-type="float">
            <text:p>839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70" office:value-type="float">
            <text:p>38023900400107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91" office:value-type="float">
            <text:p>839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71" office:value-type="float">
            <text:p>38023900400107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92" office:value-type="float">
            <text:p>839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72" office:value-type="float">
            <text:p>38023900400107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93" office:value-type="float">
            <text:p>839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73" office:value-type="float">
            <text:p>38023900400107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94" office:value-type="float">
            <text:p>839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74" office:value-type="float">
            <text:p>38023900400107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95" office:value-type="float">
            <text:p>839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75" office:value-type="float">
            <text:p>38023900400107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96" office:value-type="float">
            <text:p>839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76" office:value-type="float">
            <text:p>38023900400107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97" office:value-type="float">
            <text:p>839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77" office:value-type="float">
            <text:p>38023900400107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98" office:value-type="float">
            <text:p>839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78" office:value-type="float">
            <text:p>38023900400107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399" office:value-type="float">
            <text:p>839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79" office:value-type="float">
            <text:p>38023900400107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00" office:value-type="float">
            <text:p>840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80" office:value-type="float">
            <text:p>38023900400108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01" office:value-type="float">
            <text:p>840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81" office:value-type="float">
            <text:p>38023900400108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02" office:value-type="float">
            <text:p>840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82" office:value-type="float">
            <text:p>38023900400108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03" office:value-type="float">
            <text:p>840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83" office:value-type="float">
            <text:p>38023900400108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04" office:value-type="float">
            <text:p>840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84" office:value-type="float">
            <text:p>38023900400108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05" office:value-type="float">
            <text:p>840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85" office:value-type="float">
            <text:p>38023900400108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06" office:value-type="float">
            <text:p>840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86" office:value-type="float">
            <text:p>38023900400108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07" office:value-type="float">
            <text:p>840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87" office:value-type="float">
            <text:p>38023900400108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08" office:value-type="float">
            <text:p>840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88" office:value-type="float">
            <text:p>38023900400108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09" office:value-type="float">
            <text:p>840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89" office:value-type="float">
            <text:p>38023900400108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10" office:value-type="float">
            <text:p>841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90" office:value-type="float">
            <text:p>38023900400109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11" office:value-type="float">
            <text:p>841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91" office:value-type="float">
            <text:p>38023900400109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12" office:value-type="float">
            <text:p>841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92" office:value-type="float">
            <text:p>38023900400109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13" office:value-type="float">
            <text:p>841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93" office:value-type="float">
            <text:p>38023900400109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14" office:value-type="float">
            <text:p>841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94" office:value-type="float">
            <text:p>38023900400109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15" office:value-type="float">
            <text:p>841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95" office:value-type="float">
            <text:p>38023900400109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16" office:value-type="float">
            <text:p>841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96" office:value-type="float">
            <text:p>38023900400109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17" office:value-type="float">
            <text:p>841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97" office:value-type="float">
            <text:p>38023900400109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18" office:value-type="float">
            <text:p>841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98" office:value-type="float">
            <text:p>38023900400109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19" office:value-type="float">
            <text:p>841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099" office:value-type="float">
            <text:p>38023900400109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20" office:value-type="float">
            <text:p>842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100" office:value-type="float">
            <text:p>38023900400110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21" office:value-type="float">
            <text:p>842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101" office:value-type="float">
            <text:p>3802390040011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22" office:value-type="float">
            <text:p>842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102" office:value-type="float">
            <text:p>3802390040011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23" office:value-type="float">
            <text:p>842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103" office:value-type="float">
            <text:p>3802390040011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24" office:value-type="float">
            <text:p>842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001104" office:value-type="float">
            <text:p>3802390040011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25" office:value-type="float">
            <text:p>842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01" office:value-type="float">
            <text:p>3802390041010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26" office:value-type="float">
            <text:p>842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02" office:value-type="float">
            <text:p>3802390041010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27" office:value-type="float">
            <text:p>842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03" office:value-type="float">
            <text:p>3802390041010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28" office:value-type="float">
            <text:p>842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04" office:value-type="float">
            <text:p>3802390041010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29" office:value-type="float">
            <text:p>842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05" office:value-type="float">
            <text:p>38023900410100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30" office:value-type="float">
            <text:p>843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06" office:value-type="float">
            <text:p>38023900410100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31" office:value-type="float">
            <text:p>843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07" office:value-type="float">
            <text:p>38023900410100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32" office:value-type="float">
            <text:p>843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08" office:value-type="float">
            <text:p>38023900410100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33" office:value-type="float">
            <text:p>843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09" office:value-type="float">
            <text:p>38023900410100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34" office:value-type="float">
            <text:p>843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10" office:value-type="float">
            <text:p>38023900410101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35" office:value-type="float">
            <text:p>843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11" office:value-type="float">
            <text:p>38023900410101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36" office:value-type="float">
            <text:p>843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12" office:value-type="float">
            <text:p>38023900410101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37" office:value-type="float">
            <text:p>843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13" office:value-type="float">
            <text:p>38023900410101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38" office:value-type="float">
            <text:p>843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14" office:value-type="float">
            <text:p>38023900410101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39" office:value-type="float">
            <text:p>843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15" office:value-type="float">
            <text:p>38023900410101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40" office:value-type="float">
            <text:p>844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16" office:value-type="float">
            <text:p>38023900410101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41" office:value-type="float">
            <text:p>844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17" office:value-type="float">
            <text:p>38023900410101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42" office:value-type="float">
            <text:p>844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18" office:value-type="float">
            <text:p>38023900410101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43" office:value-type="float">
            <text:p>844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19" office:value-type="float">
            <text:p>38023900410101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44" office:value-type="float">
            <text:p>844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20" office:value-type="float">
            <text:p>38023900410102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45" office:value-type="float">
            <text:p>844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21" office:value-type="float">
            <text:p>38023900410102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46" office:value-type="float">
            <text:p>844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22" office:value-type="float">
            <text:p>38023900410102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47" office:value-type="float">
            <text:p>844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23" office:value-type="float">
            <text:p>38023900410102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48" office:value-type="float">
            <text:p>844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24" office:value-type="float">
            <text:p>38023900410102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49" office:value-type="float">
            <text:p>844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25" office:value-type="float">
            <text:p>38023900410102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50" office:value-type="float">
            <text:p>845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26" office:value-type="float">
            <text:p>38023900410102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51" office:value-type="float">
            <text:p>845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27" office:value-type="float">
            <text:p>38023900410102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52" office:value-type="float">
            <text:p>845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28" office:value-type="float">
            <text:p>38023900410102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53" office:value-type="float">
            <text:p>845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29" office:value-type="float">
            <text:p>38023900410102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54" office:value-type="float">
            <text:p>845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30" office:value-type="float">
            <text:p>38023900410103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55" office:value-type="float">
            <text:p>845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31" office:value-type="float">
            <text:p>38023900410103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56" office:value-type="float">
            <text:p>845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32" office:value-type="float">
            <text:p>38023900410103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57" office:value-type="float">
            <text:p>845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33" office:value-type="float">
            <text:p>38023900410103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58" office:value-type="float">
            <text:p>845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34" office:value-type="float">
            <text:p>38023900410103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59" office:value-type="float">
            <text:p>845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35" office:value-type="float">
            <text:p>38023900410103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60" office:value-type="float">
            <text:p>846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36" office:value-type="float">
            <text:p>38023900410103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61" office:value-type="float">
            <text:p>846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37" office:value-type="float">
            <text:p>38023900410103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62" office:value-type="float">
            <text:p>846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38" office:value-type="float">
            <text:p>38023900410103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63" office:value-type="float">
            <text:p>846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39" office:value-type="float">
            <text:p>38023900410103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64" office:value-type="float">
            <text:p>846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40" office:value-type="float">
            <text:p>38023900410104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65" office:value-type="float">
            <text:p>846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41" office:value-type="float">
            <text:p>38023900410104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66" office:value-type="float">
            <text:p>846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42" office:value-type="float">
            <text:p>38023900410104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67" office:value-type="float">
            <text:p>846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43" office:value-type="float">
            <text:p>38023900410104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68" office:value-type="float">
            <text:p>846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44" office:value-type="float">
            <text:p>38023900410104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69" office:value-type="float">
            <text:p>846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45" office:value-type="float">
            <text:p>38023900410104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70" office:value-type="float">
            <text:p>847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46" office:value-type="float">
            <text:p>38023900410104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71" office:value-type="float">
            <text:p>847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47" office:value-type="float">
            <text:p>38023900410104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72" office:value-type="float">
            <text:p>847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48" office:value-type="float">
            <text:p>38023900410104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73" office:value-type="float">
            <text:p>847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49" office:value-type="float">
            <text:p>38023900410104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74" office:value-type="float">
            <text:p>847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50" office:value-type="float">
            <text:p>38023900410105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75" office:value-type="float">
            <text:p>847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51" office:value-type="float">
            <text:p>38023900410105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76" office:value-type="float">
            <text:p>847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52" office:value-type="float">
            <text:p>38023900410105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77" office:value-type="float">
            <text:p>847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53" office:value-type="float">
            <text:p>38023900410105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78" office:value-type="float">
            <text:p>847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54" office:value-type="float">
            <text:p>38023900410105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79" office:value-type="float">
            <text:p>847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55" office:value-type="float">
            <text:p>38023900410105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80" office:value-type="float">
            <text:p>848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56" office:value-type="float">
            <text:p>38023900410105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81" office:value-type="float">
            <text:p>848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57" office:value-type="float">
            <text:p>38023900410105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82" office:value-type="float">
            <text:p>848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58" office:value-type="float">
            <text:p>38023900410105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83" office:value-type="float">
            <text:p>848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59" office:value-type="float">
            <text:p>38023900410105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84" office:value-type="float">
            <text:p>848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60" office:value-type="float">
            <text:p>38023900410106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85" office:value-type="float">
            <text:p>848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61" office:value-type="float">
            <text:p>38023900410106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86" office:value-type="float">
            <text:p>848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62" office:value-type="float">
            <text:p>38023900410106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87" office:value-type="float">
            <text:p>848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63" office:value-type="float">
            <text:p>38023900410106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88" office:value-type="float">
            <text:p>848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64" office:value-type="float">
            <text:p>38023900410106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89" office:value-type="float">
            <text:p>848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65" office:value-type="float">
            <text:p>38023900410106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90" office:value-type="float">
            <text:p>849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66" office:value-type="float">
            <text:p>38023900410106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91" office:value-type="float">
            <text:p>849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67" office:value-type="float">
            <text:p>38023900410106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92" office:value-type="float">
            <text:p>849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68" office:value-type="float">
            <text:p>38023900410106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93" office:value-type="float">
            <text:p>849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69" office:value-type="float">
            <text:p>38023900410106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94" office:value-type="float">
            <text:p>849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70" office:value-type="float">
            <text:p>38023900410107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95" office:value-type="float">
            <text:p>849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71" office:value-type="float">
            <text:p>38023900410107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96" office:value-type="float">
            <text:p>849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72" office:value-type="float">
            <text:p>38023900410107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97" office:value-type="float">
            <text:p>849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73" office:value-type="float">
            <text:p>38023900410107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98" office:value-type="float">
            <text:p>849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74" office:value-type="float">
            <text:p>38023900410107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499" office:value-type="float">
            <text:p>849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75" office:value-type="float">
            <text:p>38023900410107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00" office:value-type="float">
            <text:p>850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76" office:value-type="float">
            <text:p>38023900410107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01" office:value-type="float">
            <text:p>850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77" office:value-type="float">
            <text:p>38023900410107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02" office:value-type="float">
            <text:p>850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78" office:value-type="float">
            <text:p>38023900410107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03" office:value-type="float">
            <text:p>850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79" office:value-type="float">
            <text:p>38023900410107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04" office:value-type="float">
            <text:p>850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80" office:value-type="float">
            <text:p>38023900410108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05" office:value-type="float">
            <text:p>850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81" office:value-type="float">
            <text:p>38023900410108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06" office:value-type="float">
            <text:p>850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82" office:value-type="float">
            <text:p>38023900410108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07" office:value-type="float">
            <text:p>850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83" office:value-type="float">
            <text:p>38023900410108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08" office:value-type="float">
            <text:p>850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84" office:value-type="float">
            <text:p>38023900410108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09" office:value-type="float">
            <text:p>850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85" office:value-type="float">
            <text:p>38023900410108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10" office:value-type="float">
            <text:p>851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86" office:value-type="float">
            <text:p>38023900410108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11" office:value-type="float">
            <text:p>851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87" office:value-type="float">
            <text:p>38023900410108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12" office:value-type="float">
            <text:p>851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88" office:value-type="float">
            <text:p>38023900410108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13" office:value-type="float">
            <text:p>851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89" office:value-type="float">
            <text:p>38023900410108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14" office:value-type="float">
            <text:p>851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90" office:value-type="float">
            <text:p>38023900410109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15" office:value-type="float">
            <text:p>851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91" office:value-type="float">
            <text:p>38023900410109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16" office:value-type="float">
            <text:p>851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92" office:value-type="float">
            <text:p>38023900410109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17" office:value-type="float">
            <text:p>851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93" office:value-type="float">
            <text:p>38023900410109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18" office:value-type="float">
            <text:p>851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94" office:value-type="float">
            <text:p>38023900410109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19" office:value-type="float">
            <text:p>851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95" office:value-type="float">
            <text:p>38023900410109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20" office:value-type="float">
            <text:p>852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96" office:value-type="float">
            <text:p>38023900410109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21" office:value-type="float">
            <text:p>852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97" office:value-type="float">
            <text:p>38023900410109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22" office:value-type="float">
            <text:p>852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98" office:value-type="float">
            <text:p>38023900410109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23" office:value-type="float">
            <text:p>852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099" office:value-type="float">
            <text:p>38023900410109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24" office:value-type="float">
            <text:p>852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100" office:value-type="float">
            <text:p>38023900410110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25" office:value-type="float">
            <text:p>852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101" office:value-type="float">
            <text:p>3802390041011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26" office:value-type="float">
            <text:p>852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102" office:value-type="float">
            <text:p>3802390041011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27" office:value-type="float">
            <text:p>852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103" office:value-type="float">
            <text:p>3802390041011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28" office:value-type="float">
            <text:p>852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39004101104" office:value-type="float">
            <text:p>3802390041011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29" office:value-type="float">
            <text:p>852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01" office:value-type="float">
            <text:p>3802400042010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30" office:value-type="float">
            <text:p>853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02" office:value-type="float">
            <text:p>3802400042010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31" office:value-type="float">
            <text:p>853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03" office:value-type="float">
            <text:p>3802400042010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32" office:value-type="float">
            <text:p>853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04" office:value-type="float">
            <text:p>3802400042010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33" office:value-type="float">
            <text:p>853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05" office:value-type="float">
            <text:p>38024000420100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34" office:value-type="float">
            <text:p>853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06" office:value-type="float">
            <text:p>38024000420100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35" office:value-type="float">
            <text:p>853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07" office:value-type="float">
            <text:p>38024000420100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36" office:value-type="float">
            <text:p>853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08" office:value-type="float">
            <text:p>38024000420100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37" office:value-type="float">
            <text:p>853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09" office:value-type="float">
            <text:p>38024000420100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38" office:value-type="float">
            <text:p>853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10" office:value-type="float">
            <text:p>38024000420101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39" office:value-type="float">
            <text:p>853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11" office:value-type="float">
            <text:p>38024000420101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40" office:value-type="float">
            <text:p>854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12" office:value-type="float">
            <text:p>38024000420101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41" office:value-type="float">
            <text:p>854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13" office:value-type="float">
            <text:p>38024000420101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42" office:value-type="float">
            <text:p>854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14" office:value-type="float">
            <text:p>38024000420101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43" office:value-type="float">
            <text:p>854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15" office:value-type="float">
            <text:p>38024000420101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44" office:value-type="float">
            <text:p>854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16" office:value-type="float">
            <text:p>38024000420101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45" office:value-type="float">
            <text:p>854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17" office:value-type="float">
            <text:p>38024000420101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46" office:value-type="float">
            <text:p>854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18" office:value-type="float">
            <text:p>38024000420101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47" office:value-type="float">
            <text:p>854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19" office:value-type="float">
            <text:p>38024000420101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48" office:value-type="float">
            <text:p>854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20" office:value-type="float">
            <text:p>38024000420102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49" office:value-type="float">
            <text:p>854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21" office:value-type="float">
            <text:p>38024000420102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50" office:value-type="float">
            <text:p>855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22" office:value-type="float">
            <text:p>38024000420102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51" office:value-type="float">
            <text:p>855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23" office:value-type="float">
            <text:p>38024000420102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52" office:value-type="float">
            <text:p>855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24" office:value-type="float">
            <text:p>38024000420102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53" office:value-type="float">
            <text:p>855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25" office:value-type="float">
            <text:p>38024000420102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54" office:value-type="float">
            <text:p>855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26" office:value-type="float">
            <text:p>38024000420102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55" office:value-type="float">
            <text:p>855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27" office:value-type="float">
            <text:p>38024000420102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56" office:value-type="float">
            <text:p>855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28" office:value-type="float">
            <text:p>38024000420102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57" office:value-type="float">
            <text:p>855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29" office:value-type="float">
            <text:p>38024000420102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58" office:value-type="float">
            <text:p>855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30" office:value-type="float">
            <text:p>38024000420103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59" office:value-type="float">
            <text:p>855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31" office:value-type="float">
            <text:p>38024000420103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60" office:value-type="float">
            <text:p>856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32" office:value-type="float">
            <text:p>38024000420103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61" office:value-type="float">
            <text:p>856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33" office:value-type="float">
            <text:p>38024000420103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62" office:value-type="float">
            <text:p>856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34" office:value-type="float">
            <text:p>38024000420103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63" office:value-type="float">
            <text:p>856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35" office:value-type="float">
            <text:p>38024000420103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64" office:value-type="float">
            <text:p>856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36" office:value-type="float">
            <text:p>38024000420103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65" office:value-type="float">
            <text:p>856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37" office:value-type="float">
            <text:p>38024000420103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66" office:value-type="float">
            <text:p>856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38" office:value-type="float">
            <text:p>38024000420103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67" office:value-type="float">
            <text:p>856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39" office:value-type="float">
            <text:p>38024000420103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68" office:value-type="float">
            <text:p>856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40" office:value-type="float">
            <text:p>38024000420104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69" office:value-type="float">
            <text:p>856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41" office:value-type="float">
            <text:p>38024000420104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70" office:value-type="float">
            <text:p>857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42" office:value-type="float">
            <text:p>38024000420104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71" office:value-type="float">
            <text:p>857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43" office:value-type="float">
            <text:p>38024000420104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72" office:value-type="float">
            <text:p>857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44" office:value-type="float">
            <text:p>38024000420104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73" office:value-type="float">
            <text:p>857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45" office:value-type="float">
            <text:p>38024000420104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74" office:value-type="float">
            <text:p>857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46" office:value-type="float">
            <text:p>38024000420104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75" office:value-type="float">
            <text:p>857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47" office:value-type="float">
            <text:p>38024000420104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76" office:value-type="float">
            <text:p>857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48" office:value-type="float">
            <text:p>38024000420104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77" office:value-type="float">
            <text:p>857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49" office:value-type="float">
            <text:p>38024000420104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78" office:value-type="float">
            <text:p>857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50" office:value-type="float">
            <text:p>38024000420105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79" office:value-type="float">
            <text:p>857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51" office:value-type="float">
            <text:p>38024000420105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80" office:value-type="float">
            <text:p>858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52" office:value-type="float">
            <text:p>38024000420105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81" office:value-type="float">
            <text:p>858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53" office:value-type="float">
            <text:p>38024000420105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82" office:value-type="float">
            <text:p>858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54" office:value-type="float">
            <text:p>38024000420105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83" office:value-type="float">
            <text:p>858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55" office:value-type="float">
            <text:p>38024000420105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84" office:value-type="float">
            <text:p>858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56" office:value-type="float">
            <text:p>38024000420105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85" office:value-type="float">
            <text:p>858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57" office:value-type="float">
            <text:p>38024000420105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86" office:value-type="float">
            <text:p>858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58" office:value-type="float">
            <text:p>38024000420105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87" office:value-type="float">
            <text:p>858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59" office:value-type="float">
            <text:p>38024000420105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88" office:value-type="float">
            <text:p>858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60" office:value-type="float">
            <text:p>38024000420106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89" office:value-type="float">
            <text:p>858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61" office:value-type="float">
            <text:p>38024000420106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90" office:value-type="float">
            <text:p>859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62" office:value-type="float">
            <text:p>38024000420106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91" office:value-type="float">
            <text:p>859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63" office:value-type="float">
            <text:p>38024000420106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92" office:value-type="float">
            <text:p>859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64" office:value-type="float">
            <text:p>38024000420106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93" office:value-type="float">
            <text:p>859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65" office:value-type="float">
            <text:p>38024000420106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94" office:value-type="float">
            <text:p>859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66" office:value-type="float">
            <text:p>38024000420106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95" office:value-type="float">
            <text:p>859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67" office:value-type="float">
            <text:p>38024000420106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96" office:value-type="float">
            <text:p>859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68" office:value-type="float">
            <text:p>38024000420106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97" office:value-type="float">
            <text:p>859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69" office:value-type="float">
            <text:p>38024000420106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98" office:value-type="float">
            <text:p>859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70" office:value-type="float">
            <text:p>38024000420107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599" office:value-type="float">
            <text:p>859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71" office:value-type="float">
            <text:p>38024000420107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00" office:value-type="float">
            <text:p>860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72" office:value-type="float">
            <text:p>38024000420107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01" office:value-type="float">
            <text:p>860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73" office:value-type="float">
            <text:p>38024000420107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02" office:value-type="float">
            <text:p>860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74" office:value-type="float">
            <text:p>38024000420107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03" office:value-type="float">
            <text:p>860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75" office:value-type="float">
            <text:p>38024000420107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04" office:value-type="float">
            <text:p>860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76" office:value-type="float">
            <text:p>38024000420107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05" office:value-type="float">
            <text:p>860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77" office:value-type="float">
            <text:p>38024000420107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06" office:value-type="float">
            <text:p>860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78" office:value-type="float">
            <text:p>38024000420107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07" office:value-type="float">
            <text:p>860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79" office:value-type="float">
            <text:p>38024000420107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08" office:value-type="float">
            <text:p>860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80" office:value-type="float">
            <text:p>38024000420108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09" office:value-type="float">
            <text:p>860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81" office:value-type="float">
            <text:p>38024000420108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10" office:value-type="float">
            <text:p>861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82" office:value-type="float">
            <text:p>38024000420108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11" office:value-type="float">
            <text:p>861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83" office:value-type="float">
            <text:p>38024000420108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12" office:value-type="float">
            <text:p>861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84" office:value-type="float">
            <text:p>38024000420108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13" office:value-type="float">
            <text:p>861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85" office:value-type="float">
            <text:p>38024000420108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14" office:value-type="float">
            <text:p>861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86" office:value-type="float">
            <text:p>38024000420108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15" office:value-type="float">
            <text:p>861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87" office:value-type="float">
            <text:p>38024000420108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16" office:value-type="float">
            <text:p>861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88" office:value-type="float">
            <text:p>38024000420108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17" office:value-type="float">
            <text:p>861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89" office:value-type="float">
            <text:p>38024000420108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18" office:value-type="float">
            <text:p>861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90" office:value-type="float">
            <text:p>38024000420109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19" office:value-type="float">
            <text:p>861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91" office:value-type="float">
            <text:p>38024000420109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20" office:value-type="float">
            <text:p>862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92" office:value-type="float">
            <text:p>38024000420109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21" office:value-type="float">
            <text:p>862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93" office:value-type="float">
            <text:p>38024000420109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22" office:value-type="float">
            <text:p>862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94" office:value-type="float">
            <text:p>38024000420109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23" office:value-type="float">
            <text:p>8623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95" office:value-type="float">
            <text:p>38024000420109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24" office:value-type="float">
            <text:p>8624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96" office:value-type="float">
            <text:p>38024000420109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25" office:value-type="float">
            <text:p>8625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97" office:value-type="float">
            <text:p>38024000420109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26" office:value-type="float">
            <text:p>8626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98" office:value-type="float">
            <text:p>38024000420109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27" office:value-type="float">
            <text:p>8627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099" office:value-type="float">
            <text:p>38024000420109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28" office:value-type="float">
            <text:p>8628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100" office:value-type="float">
            <text:p>38024000420110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29" office:value-type="float">
            <text:p>8629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101" office:value-type="float">
            <text:p>3802400042011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30" office:value-type="float">
            <text:p>8630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102" office:value-type="float">
            <text:p>3802400042011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31" office:value-type="float">
            <text:p>8631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103" office:value-type="float">
            <text:p>3802400042011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8632" office:value-type="float">
            <text:p>8632</text:p>
          </table:table-cell>
          <table:table-cell ns41:value-type="string" table:style-name="TL Metadata" office:value-type="string">
            <text:p>Gr-3edl</text:p>
          </table:table-cell>
          <table:table-cell ns41:value-type="float" table:style-name="TL Metadata" office:value="380240004201104" office:value-type="float">
            <text:p>380240004201104</text:p>
          </table:table-cell>
          <table:table-cell table:number-columns-repeated="1021"/>
        </table:table-row>
        <table:table-row table:style-name="ro3" table:number-rows-repeated="10482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4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12:07</meta:creation-date>
    <dc:creator>Yamit</dc:creator>
    <dc:date>2004-12-16T15:47:06</dc:date>
    <meta:document-statistic meta:object-count="0" meta:cell-count="3925" meta:table-count="2"/>
    <meta:generator>ODFPY/1.3.0dev</meta:generator>
  </office:meta>
</office:document-meta>
</file>